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nsitivityEx1_TotalGPerspective_64_0.0001_1e-10_20_1e-15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et: Toplevel network.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lt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0.00000599000705949" calcext:value-type="float">
            <text:p>0.00000599</text:p>
          </table:table-cell>
          <table:table-cell office:value-type="float" office:value="0.00000479960761359778" calcext:value-type="float">
            <text:p>4.79960761359778E-06</text:p>
          </table:table-cell>
          <table:table-cell office:value-type="float" office:value="0.00000654988056257522" calcext:value-type="float">
            <text:p>6.54988056257522E-06</text:p>
          </table:table-cell>
          <table:table-cell office:value-type="float" office:value="0.0000054272093361323" calcext:value-type="float">
            <text:p>5.4272093361323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155105327945" calcext:value-type="float">
            <text:p>0.0882155105</text:p>
          </table:table-cell>
          <table:table-cell office:value-type="float" office:value="0.140664245075671" calcext:value-type="float">
            <text:p>0.1406642451</text:p>
          </table:table-cell>
          <table:table-cell office:value-type="float" office:value="0.0543037476313808" calcext:value-type="float">
            <text:p>0.0543037476</text:p>
          </table:table-cell>
          <table:table-cell office:value-type="float" office:value="0.0126340039749232" calcext:value-type="float">
            <text:p>0.012634004</text:p>
          </table:table-cell>
          <table:table-cell office:value-type="float" office:value="0.100169552327338" calcext:value-type="float">
            <text:p>0.1001695523</text:p>
          </table:table-cell>
          <table:table-cell office:value-type="float" office:value="0.0392584382019604" calcext:value-type="float">
            <text:p>0.0392584382</text:p>
          </table:table-cell>
          <table:table-cell office:value-type="float" office:value="0.050087321295931" calcext:value-type="float">
            <text:p>0.0500873213</text:p>
          </table:table-cell>
          <table:table-cell office:value-type="float" office:value="0.0508703047753922" calcext:value-type="float">
            <text:p>0.0508703048</text:p>
          </table:table-cell>
          <table:table-cell office:value-type="float" office:value="0.0479270499229436" calcext:value-type="float">
            <text:p>0.0479270499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0000451473458944037" calcext:value-type="float">
            <text:p>4.51473458944037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38405198171478" calcext:value-type="float">
            <text:p>4.38405198171478E-06</text:p>
          </table:table-cell>
          <table:table-cell office:value-type="float" office:value="0.00000631856761263531" calcext:value-type="float">
            <text:p>6.31856761263531E-06</text:p>
          </table:table-cell>
          <table:table-cell office:value-type="float" office:value="0.00000569742046651643" calcext:value-type="float">
            <text:p>5.69742046651643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14121531317729" calcext:value-type="float">
            <text:p>0.0514121531</text:p>
          </table:table-cell>
          <table:table-cell office:value-type="float" office:value="0.112204257162925" calcext:value-type="float">
            <text:p>0.1122042572</text:p>
          </table:table-cell>
          <table:table-cell office:value-type="float" office:value="0.0819522035142141" calcext:value-type="float">
            <text:p>0.0819522035</text:p>
          </table:table-cell>
          <table:table-cell office:value-type="float" office:value="0.0252637853831193" calcext:value-type="float">
            <text:p>0.0252637854</text:p>
          </table:table-cell>
          <table:table-cell office:value-type="float" office:value="0.0801363382606564" calcext:value-type="float">
            <text:p>0.0801363383</text:p>
          </table:table-cell>
          <table:table-cell office:value-type="float" office:value="0.0157061004440405" calcext:value-type="float">
            <text:p>0.0157061004</text:p>
          </table:table-cell>
          <table:table-cell office:value-type="float" office:value="0.100170077065818" calcext:value-type="float">
            <text:p>0.1001700771</text:p>
          </table:table-cell>
          <table:table-cell office:value-type="float" office:value="0.0602255436073752" calcext:value-type="float">
            <text:p>0.0602255436</text:p>
          </table:table-cell>
          <table:table-cell office:value-type="float" office:value="0.0484654674316622" calcext:value-type="float">
            <text:p>0.0484654674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0.00000650493896108119" calcext:value-type="float">
            <text:p>6.50493896108119E-06</text:p>
          </table:table-cell>
          <table:table-cell office:value-type="float" office:value="0.00000616689555592321" calcext:value-type="float">
            <text:p>6.1668955559232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72899596842847" calcext:value-type="float">
            <text:p>0.000005729</text:p>
          </table:table-cell>
          <table:table-cell office:value-type="float" office:value="0.00000576320193790345" calcext:value-type="float">
            <text:p>5.76320193790345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4471219181523" calcext:value-type="float">
            <text:p>0.1144712192</text:p>
          </table:table-cell>
          <table:table-cell office:value-type="float" office:value="0.0966381628308658" calcext:value-type="float">
            <text:p>0.0966381628</text:p>
          </table:table-cell>
          <table:table-cell office:value-type="float" office:value="0.0918675172696296" calcext:value-type="float">
            <text:p>0.0918675173</text:p>
          </table:table-cell>
          <table:table-cell office:value-type="float" office:value="0.0378929350794091" calcext:value-type="float">
            <text:p>0.0378929351</text:p>
          </table:table-cell>
          <table:table-cell office:value-type="float" office:value="0.0601035959003558" calcext:value-type="float">
            <text:p>0.0601035959</text:p>
          </table:table-cell>
          <table:table-cell office:value-type="float" office:value="0.0706614858923012" calcext:value-type="float">
            <text:p>0.0706614859</text:p>
          </table:table-cell>
          <table:table-cell office:value-type="float" office:value="0.0200374967383272" calcext:value-type="float">
            <text:p>0.0200374967</text:p>
          </table:table-cell>
          <table:table-cell office:value-type="float" office:value="0.0492764813490792" calcext:value-type="float">
            <text:p>0.0492764813</text:p>
          </table:table-cell>
          <table:table-cell office:value-type="float" office:value="0.0539436765077238" calcext:value-type="float">
            <text:p>0.0539436765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0.00000668492184748485" calcext:value-type="float">
            <text:p>6.68492184748485E-06</text:p>
          </table:table-cell>
          <table:table-cell office:value-type="float" office:value="0.00000676051007051414" calcext:value-type="float">
            <text:p>6.76051007051414E-06</text:p>
          </table:table-cell>
          <table:table-cell office:value-type="float" office:value="0.00000749551140922305" calcext:value-type="float">
            <text:p>7.4955114092230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729674328086025" calcext:value-type="float">
            <text:p>7.29674328086025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1578423128793" calcext:value-type="float">
            <text:p>0.1115784231</text:p>
          </table:table-cell>
          <table:table-cell office:value-type="float" office:value="0.107839399848478" calcext:value-type="float">
            <text:p>0.1078393998</text:p>
          </table:table-cell>
          <table:table-cell office:value-type="float" office:value="0.1467729786228" calcext:value-type="float">
            <text:p>0.1467729786</text:p>
          </table:table-cell>
          <table:table-cell office:value-type="float" office:value="0.1263024903196" calcext:value-type="float">
            <text:p>0.1263024903</text:p>
          </table:table-cell>
          <table:table-cell office:value-type="float" office:value="0.0400729477326912" calcext:value-type="float">
            <text:p>0.0400729477</text:p>
          </table:table-cell>
          <table:table-cell office:value-type="float" office:value="0.141321200484832" calcext:value-type="float">
            <text:p>0.1413212005</text:p>
          </table:table-cell>
          <table:table-cell office:value-type="float" office:value="0.0901558888474869" calcext:value-type="float">
            <text:p>0.0901558888</text:p>
          </table:table-cell>
          <table:table-cell office:value-type="float" office:value="0.0872785445132156" calcext:value-type="float">
            <text:p>0.0872785445</text:p>
          </table:table-cell>
          <table:table-cell office:value-type="float" office:value="0.0892862690206301" calcext:value-type="float">
            <text:p>0.089286269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0.0000068919199684154" calcext:value-type="float">
            <text:p>6.8919199684154E-06</text:p>
          </table:table-cell>
          <table:table-cell office:value-type="float" office:value="0.00000646156799086885" calcext:value-type="float">
            <text:p>6.46156799086885E-06</text:p>
          </table:table-cell>
          <table:table-cell office:value-type="float" office:value="0.0000076646735277784" calcext:value-type="float">
            <text:p>7.6646735277784E-06</text:p>
          </table:table-cell>
          <table:table-cell office:value-type="float" office:value="0.00000522492625693091" calcext:value-type="float">
            <text:p>5.2249262569309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34297412001905" calcext:value-type="float">
            <text:p>0.134297412</text:p>
          </table:table-cell>
          <table:table-cell office:value-type="float" office:value="0.0426290058218857" calcext:value-type="float">
            <text:p>0.0426290058</text:p>
          </table:table-cell>
          <table:table-cell office:value-type="float" office:value="0.125078349572513" calcext:value-type="float">
            <text:p>0.1250783496</text:p>
          </table:table-cell>
          <table:table-cell office:value-type="float" office:value="0.0884111180879209" calcext:value-type="float">
            <text:p>0.0884111181</text:p>
          </table:table-cell>
          <table:table-cell office:value-type="float" office:value="0.0100211757615909" calcext:value-type="float">
            <text:p>0.0100211758</text:p>
          </table:table-cell>
          <table:table-cell office:value-type="float" office:value="0.0235566739741602" calcext:value-type="float">
            <text:p>0.023556674</text:p>
          </table:table-cell>
          <table:table-cell office:value-type="float" office:value="0.0300540006399654" calcext:value-type="float">
            <text:p>0.0300540006</text:p>
          </table:table-cell>
          <table:table-cell office:value-type="float" office:value="0.0517503388397341" calcext:value-type="float">
            <text:p>0.0517503388</text:p>
          </table:table-cell>
          <table:table-cell office:value-type="float" office:value="0.0597774069033501" calcext:value-type="float">
            <text:p>0.0597774069</text:p>
          </table:table-cell>
        </table:table-row>
        <table:table-row table:style-name="ro1">
          <table:table-cell office:value-type="string" calcext:value-type="string">
            <text:p>Alt1</text:p>
          </table:table-cell>
          <table:table-cell office:value-type="float" office:value="0.095815640857826" calcext:value-type="float">
            <text:p>0.0958156409</text:p>
          </table:table-cell>
          <table:table-cell office:value-type="float" office:value="0.119768311295901" calcext:value-type="float">
            <text:p>0.1197683113</text:p>
          </table:table-cell>
          <table:table-cell office:value-type="float" office:value="0.0199671664739136" calcext:value-type="float">
            <text:p>0.0199671665</text:p>
          </table:table-cell>
          <table:table-cell office:value-type="float" office:value="0.0149780318232229" calcext:value-type="float">
            <text:p>0.0149780318</text:p>
          </table:table-cell>
          <table:table-cell office:value-type="float" office:value="0.14970861628265" calcext:value-type="float">
            <text:p>0.1497086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011432512022" calcext:value-type="float">
            <text:p>0.0822011433</text:p>
          </table:table-cell>
          <table:table-cell office:value-type="float" office:value="0.0605812704349621" calcext:value-type="float">
            <text:p>0.0605812704</text:p>
          </table:table-cell>
          <table:table-cell office:value-type="float" office:value="0.0719263235531568" calcext:value-type="float">
            <text:p>0.0719263236</text:p>
          </table:table-cell>
          <table:table-cell office:value-type="float" office:value="0.178709790422426" calcext:value-type="float">
            <text:p>0.1787097904</text:p>
          </table:table-cell>
          <table:table-cell office:value-type="float" office:value="0.063309163848262" calcext:value-type="float">
            <text:p>0.0633091638</text:p>
          </table:table-cell>
          <table:table-cell office:value-type="float" office:value="0.110920971339245" calcext:value-type="float">
            <text:p>0.1109209713</text:p>
          </table:table-cell>
          <table:table-cell office:value-type="float" office:value="0.227808190406619" calcext:value-type="float">
            <text:p>0.2278081904</text:p>
          </table:table-cell>
          <table:table-cell office:value-type="float" office:value="0.084663621699199" calcext:value-type="float">
            <text:p>0.0846636217</text:p>
          </table:table-cell>
          <table:table-cell office:value-type="float" office:value="0.0685158369597717" calcext:value-type="float">
            <text:p>0.068515837</text:p>
          </table:table-cell>
        </table:table-row>
        <table:table-row table:style-name="ro1">
          <table:table-cell office:value-type="string" calcext:value-type="string">
            <text:p>Alt2</text:p>
          </table:table-cell>
          <table:table-cell office:value-type="float" office:value="0.111782795752326" calcext:value-type="float">
            <text:p>0.1117827958</text:p>
          </table:table-cell>
          <table:table-cell office:value-type="float" office:value="0.0199667015043609" calcext:value-type="float">
            <text:p>0.0199667015</text:p>
          </table:table-cell>
          <table:table-cell office:value-type="float" office:value="0.199606927097689" calcext:value-type="float">
            <text:p>0.1996069271</text:p>
          </table:table-cell>
          <table:table-cell office:value-type="float" office:value="0.0748568455797423" calcext:value-type="float">
            <text:p>0.0748568456</text:p>
          </table:table-cell>
          <table:table-cell office:value-type="float" office:value="0.0598867524533226" calcext:value-type="float">
            <text:p>0.0598867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768546176325" calcext:value-type="float">
            <text:p>0.0400768546</text:p>
          </table:table-cell>
          <table:table-cell office:value-type="float" office:value="0.0283573907579524" calcext:value-type="float">
            <text:p>0.0283573908</text:p>
          </table:table-cell>
          <table:table-cell office:value-type="float" office:value="0.0419503858291811" calcext:value-type="float">
            <text:p>0.0419503858</text:p>
          </table:table-cell>
          <table:table-cell office:value-type="float" office:value="0.0762957387566187" calcext:value-type="float">
            <text:p>0.0762957388</text:p>
          </table:table-cell>
          <table:table-cell office:value-type="float" office:value="0.14776449723165" calcext:value-type="float">
            <text:p>0.1477644972</text:p>
          </table:table-cell>
          <table:table-cell office:value-type="float" office:value="0.0959846949814208" calcext:value-type="float">
            <text:p>0.095984695</text:p>
          </table:table-cell>
          <table:table-cell office:value-type="float" office:value="0.131212107157993" calcext:value-type="float">
            <text:p>0.1312121072</text:p>
          </table:table-cell>
          <table:table-cell office:value-type="float" office:value="0.0413506278365622" calcext:value-type="float">
            <text:p>0.0413506278</text:p>
          </table:table-cell>
          <table:table-cell office:value-type="float" office:value="0.0325949565872275" calcext:value-type="float">
            <text:p>0.0325949566</text:p>
          </table:table-cell>
        </table:table-row>
        <table:table-row table:style-name="ro1">
          <table:table-cell office:value-type="string" calcext:value-type="string">
            <text:p>Alt3</text:p>
          </table:table-cell>
          <table:table-cell office:value-type="float" office:value="0.0319426542872638" calcext:value-type="float">
            <text:p>0.0319426543</text:p>
          </table:table-cell>
          <table:table-cell office:value-type="float" office:value="0.0998058906599489" calcext:value-type="float">
            <text:p>0.0998058907</text:p>
          </table:table-cell>
          <table:table-cell office:value-type="float" office:value="0.0199670578523492" calcext:value-type="float">
            <text:p>0.0199670579</text:p>
          </table:table-cell>
          <table:table-cell office:value-type="float" office:value="0.149706398938541" calcext:value-type="float">
            <text:p>0.1497063989</text:p>
          </table:table-cell>
          <table:table-cell office:value-type="float" office:value="0.0299458208405097" calcext:value-type="float">
            <text:p>0.0299458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2846687044367" calcext:value-type="float">
            <text:p>0.0582846687</text:p>
          </table:table-cell>
          <table:table-cell office:value-type="float" office:value="0.091624132778468" calcext:value-type="float">
            <text:p>0.0916241328</text:p>
          </table:table-cell>
          <table:table-cell office:value-type="float" office:value="0.066685985589008" calcext:value-type="float">
            <text:p>0.0666859856</text:p>
          </table:table-cell>
          <table:table-cell office:value-type="float" office:value="0.175147683458656" calcext:value-type="float">
            <text:p>0.1751476835</text:p>
          </table:table-cell>
          <table:table-cell office:value-type="float" office:value="0.219078481206943" calcext:value-type="float">
            <text:p>0.2190784812</text:p>
          </table:table-cell>
          <table:table-cell office:value-type="float" office:value="0.22324690391363" calcext:value-type="float">
            <text:p>0.2232469039</text:p>
          </table:table-cell>
          <table:table-cell office:value-type="float" office:value="0.0711335839736513" calcext:value-type="float">
            <text:p>0.071133584</text:p>
          </table:table-cell>
          <table:table-cell office:value-type="float" office:value="0.0572945766551943" calcext:value-type="float">
            <text:p>0.0572945767</text:p>
          </table:table-cell>
          <table:table-cell office:value-type="float" office:value="0.0821972102075131" calcext:value-type="float">
            <text:p>0.0821972102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0.17360982777335" calcext:value-type="float">
            <text:p>0.1736098278</text:p>
          </table:table-cell>
          <table:table-cell office:value-type="float" office:value="0.144463693839748" calcext:value-type="float">
            <text:p>0.1444636938</text:p>
          </table:table-cell>
          <table:table-cell office:value-type="float" office:value="0.109222377285327" calcext:value-type="float">
            <text:p>0.1092223773</text:p>
          </table:table-cell>
          <table:table-cell office:value-type="float" office:value="0.054643741997879" calcext:value-type="float">
            <text:p>0.054643742</text:p>
          </table:table-cell>
          <table:table-cell office:value-type="float" office:value="0.064683158940932" calcext:value-type="float">
            <text:p>0.06468315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750292401817654" calcext:value-type="float">
            <text:p>7.50292401817654E-06</text:p>
          </table:table-cell>
          <table:table-cell office:value-type="float" office:value="0.0000055361301539401" calcext:value-type="float">
            <text:p>5.5361301539401E-06</text:p>
          </table:table-cell>
          <table:table-cell office:value-type="float" office:value="0.0310504495913185" calcext:value-type="float">
            <text:p>0.0310504496</text:p>
          </table:table-cell>
          <table:table-cell office:value-type="float" office:value="0.0628925261097688" calcext:value-type="float">
            <text:p>0.0628925261</text:p>
          </table:table-cell>
          <table:table-cell office:value-type="float" office:value="0.0380850801930587" calcext:value-type="float">
            <text:p>0.0380850802</text:p>
          </table:table-cell>
          <table:table-cell office:value-type="float" office:value="0.0503956957923756" calcext:value-type="float">
            <text:p>0.0503956958</text:p>
          </table:table-cell>
          <table:table-cell office:value-type="float" office:value="0.0354012395821328" calcext:value-type="float">
            <text:p>0.0354012396</text:p>
          </table:table-cell>
          <table:table-cell office:value-type="float" office:value="0.033434444332547" calcext:value-type="float">
            <text:p>0.033434444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0.122665020740704" calcext:value-type="float">
            <text:p>0.1226650207</text:p>
          </table:table-cell>
          <table:table-cell office:value-type="float" office:value="0.129243001204142" calcext:value-type="float">
            <text:p>0.1292430012</text:p>
          </table:table-cell>
          <table:table-cell office:value-type="float" office:value="0.0815724580648109" calcext:value-type="float">
            <text:p>0.0815724581</text:p>
          </table:table-cell>
          <table:table-cell office:value-type="float" office:value="0.199103533500738" calcext:value-type="float">
            <text:p>0.1991035335</text:p>
          </table:table-cell>
          <table:table-cell office:value-type="float" office:value="0.129362661681984" calcext:value-type="float">
            <text:p>0.1293626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661552671797962" calcext:value-type="float">
            <text:p>6.615526717979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719117288709816" calcext:value-type="float">
            <text:p>7.19117288709816E-06</text:p>
          </table:table-cell>
          <table:table-cell office:value-type="float" office:value="0.0606699269682735" calcext:value-type="float">
            <text:p>0.060669927</text:p>
          </table:table-cell>
          <table:table-cell office:value-type="float" office:value="0.0456682859007972" calcext:value-type="float">
            <text:p>0.0456682859</text:p>
          </table:table-cell>
          <table:table-cell office:value-type="float" office:value="0.0595084165084925" calcext:value-type="float">
            <text:p>0.0595084165</text:p>
          </table:table-cell>
          <table:table-cell office:value-type="float" office:value="0.056861517537496" calcext:value-type="float">
            <text:p>0.0568615175</text:p>
          </table:table-cell>
          <table:table-cell office:value-type="float" office:value="0.0707992661053729" calcext:value-type="float">
            <text:p>0.0707992661</text:p>
          </table:table-cell>
          <table:table-cell office:value-type="float" office:value="0.0668660441672212" calcext:value-type="float">
            <text:p>0.0668660442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0.0839311433850557" calcext:value-type="float">
            <text:p>0.0839311434</text:p>
          </table:table-cell>
          <table:table-cell office:value-type="float" office:value="0.106498999349903" calcext:value-type="float">
            <text:p>0.1064989993</text:p>
          </table:table-cell>
          <table:table-cell office:value-type="float" office:value="0.1894112526183" calcext:value-type="float">
            <text:p>0.1894112526</text:p>
          </table:table-cell>
          <table:table-cell office:value-type="float" office:value="0.126459010742287" calcext:value-type="float">
            <text:p>0.1264590107</text:p>
          </table:table-cell>
          <table:table-cell office:value-type="float" office:value="0.186160327902234" calcext:value-type="float">
            <text:p>0.1861603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62690497461463" calcext:value-type="float">
            <text:p>0.000006269</text:p>
          </table:table-cell>
          <table:table-cell office:value-type="float" office:value="0.00000467609978614765" calcext:value-type="float">
            <text:p>4.67609978614765E-06</text:p>
          </table:table-cell>
          <table:table-cell office:value-type="float" office:value="0" calcext:value-type="float">
            <text:p>0</text:p>
          </table:table-cell>
          <table:table-cell office:value-type="float" office:value="0.0479486461265278" calcext:value-type="float">
            <text:p>0.0479486461</text:p>
          </table:table-cell>
          <table:table-cell office:value-type="float" office:value="0.0311078631369277" calcext:value-type="float">
            <text:p>0.0311078631</text:p>
          </table:table-cell>
          <table:table-cell office:value-type="float" office:value="0.0420753173987598" calcext:value-type="float">
            <text:p>0.0420753174</text:p>
          </table:table-cell>
          <table:table-cell office:value-type="float" office:value="0.0324120265455777" calcext:value-type="float">
            <text:p>0.0324120265</text:p>
          </table:table-cell>
          <table:table-cell office:value-type="float" office:value="0.0943965284329018" calcext:value-type="float">
            <text:p>0.0943965284</text:p>
          </table:table-cell>
          <table:table-cell office:value-type="float" office:value="0.100295645618634" calcext:value-type="float">
            <text:p>0.100295645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652193559437365" calcext:value-type="float">
            <text:p>0.0652193559</text:p>
          </table:table-cell>
          <table:table-cell office:value-type="float" office:value="0.0349331322541658" calcext:value-type="float">
            <text:p>0.0349331323</text:p>
          </table:table-cell>
          <table:table-cell office:value-type="float" office:value="0.0739849303348721" calcext:value-type="float">
            <text:p>0.0739849303</text:p>
          </table:table-cell>
          <table:table-cell office:value-type="float" office:value="0.0349336416250185" calcext:value-type="float">
            <text:p>0.0349336416</text:p>
          </table:table-cell>
          <table:table-cell office:value-type="float" office:value="0.0326552235062796" calcext:value-type="float">
            <text:p>0.0326552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33298104537548" calcext:value-type="float">
            <text:p>0.0833298105</text:p>
          </table:table-cell>
          <table:table-cell office:value-type="float" office:value="0.133094801089191" calcext:value-type="float">
            <text:p>0.1330948011</text:p>
          </table:table-cell>
          <table:table-cell office:value-type="float" office:value="0.0319448756953976" calcext:value-type="float">
            <text:p>0.0319448757</text:p>
          </table:table-cell>
          <table:table-cell office:value-type="float" office:value="0" calcext:value-type="float">
            <text:p>0</text:p>
          </table:table-cell>
          <table:table-cell office:value-type="float" office:value="0.00000660061179988838" calcext:value-type="float">
            <text:p>6.60061179988838E-06</text:p>
          </table:table-cell>
          <table:table-cell office:value-type="float" office:value="0.00000626825440515326" calcext:value-type="float">
            <text:p>6.26825440515326E-06</text:p>
          </table:table-cell>
          <table:table-cell office:value-type="float" office:value="0.00000594057158513911" calcext:value-type="float">
            <text:p>5.94057158513911E-06</text:p>
          </table:table-cell>
          <table:table-cell office:value-type="float" office:value="0.0708663437991943" calcext:value-type="float">
            <text:p>0.0708663438</text:p>
          </table:table-cell>
          <table:table-cell office:value-type="float" office:value="0.14496810477786" calcext:value-type="float">
            <text:p>0.144968104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.0254191933331389" calcext:value-type="float">
            <text:p>0.0254191933</text:p>
          </table:table-cell>
          <table:table-cell office:value-type="float" office:value="0.0121478938753967" calcext:value-type="float">
            <text:p>0.0121478939</text:p>
          </table:table-cell>
          <table:table-cell office:value-type="float" office:value="0.0292611313099991" calcext:value-type="float">
            <text:p>0.0292611313</text:p>
          </table:table-cell>
          <table:table-cell office:value-type="float" office:value="0.0121483158424771" calcext:value-type="float">
            <text:p>0.0121483158</text:p>
          </table:table-cell>
          <table:table-cell office:value-type="float" office:value="0.0111503606804035" calcext:value-type="float">
            <text:p>0.0111503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6654366747447" calcext:value-type="float">
            <text:p>0.0416654367</text:p>
          </table:table-cell>
          <table:table-cell office:value-type="float" office:value="0.066547796939994" calcext:value-type="float">
            <text:p>0.0665477969</text:p>
          </table:table-cell>
          <table:table-cell office:value-type="float" office:value="0.0638860100815025" calcext:value-type="float">
            <text:p>0.0638860101</text:p>
          </table:table-cell>
          <table:table-cell office:value-type="float" office:value="0.00000294384435327075" calcext:value-type="float">
            <text:p>2.943844353270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14908870954944" calcext:value-type="float">
            <text:p>3.14908870954944E-06</text:p>
          </table:table-cell>
          <table:table-cell office:value-type="float" office:value="0.00000290606112013946" calcext:value-type="float">
            <text:p>2.90606112013946E-06</text:p>
          </table:table-cell>
          <table:table-cell office:value-type="float" office:value="0.0364647515453123" calcext:value-type="float">
            <text:p>0.0364647515</text:p>
          </table:table-cell>
          <table:table-cell office:value-type="float" office:value="0.0693926142896294" calcext:value-type="float">
            <text:p>0.069392614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.0177376204376835" calcext:value-type="float">
            <text:p>0.0177376204</text:p>
          </table:table-cell>
          <table:table-cell office:value-type="float" office:value="0.0197795893898443" calcext:value-type="float">
            <text:p>0.0197795894</text:p>
          </table:table-cell>
          <table:table-cell office:value-type="float" office:value="0.0171469922390523" calcext:value-type="float">
            <text:p>0.0171469922</text:p>
          </table:table-cell>
          <table:table-cell office:value-type="float" office:value="0.0197804217494975" calcext:value-type="float">
            <text:p>0.0197804217</text:p>
          </table:table-cell>
          <table:table-cell office:value-type="float" office:value="0.0199337230448211" calcext:value-type="float">
            <text:p>0.019933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5542413651205" calcext:value-type="float">
            <text:p>0.0555542414</text:p>
          </table:table-cell>
          <table:table-cell office:value-type="float" office:value="0.10647627465299" calcext:value-type="float">
            <text:p>0.1064762747</text:p>
          </table:table-cell>
          <table:table-cell office:value-type="float" office:value="0.095829031733791" calcext:value-type="float">
            <text:p>0.0958290317</text:p>
          </table:table-cell>
          <table:table-cell office:value-type="float" office:value="0.00000427310032116928" calcext:value-type="float">
            <text:p>4.27310032116928E-06</text:p>
          </table:table-cell>
          <table:table-cell office:value-type="float" office:value="0.0000038860840683932" calcext:value-type="float">
            <text:p>3.886084068393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07858983818158" calcext:value-type="float">
            <text:p>4.07858983818158E-06</text:p>
          </table:table-cell>
          <table:table-cell office:value-type="float" office:value="0.062268620128145" calcext:value-type="float">
            <text:p>0.0622686201</text:p>
          </table:table-cell>
          <table:table-cell office:value-type="float" office:value="0.0572793980931033" calcext:value-type="float">
            <text:p>0.057279398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.0323193228600815" calcext:value-type="float">
            <text:p>0.0323193229</text:p>
          </table:table-cell>
          <table:table-cell office:value-type="float" office:value="0.0738347669631834" calcext:value-type="float">
            <text:p>0.073834767</text:p>
          </table:table-cell>
          <table:table-cell office:value-type="float" office:value="0.0203024742412387" calcext:value-type="float">
            <text:p>0.0203024742</text:p>
          </table:table-cell>
          <table:table-cell office:value-type="float" office:value="0.0738332222790336" calcext:value-type="float">
            <text:p>0.0738332223</text:p>
          </table:table-cell>
          <table:table-cell office:value-type="float" office:value="0.0769562433027115" calcext:value-type="float">
            <text:p>0.0769562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8881403177277" calcext:value-type="float">
            <text:p>0.1388814032</text:p>
          </table:table-cell>
          <table:table-cell office:value-type="float" office:value="0.0133122443669411" calcext:value-type="float">
            <text:p>0.0133122444</text:p>
          </table:table-cell>
          <table:table-cell office:value-type="float" office:value="0.127771024398843" calcext:value-type="float">
            <text:p>0.1277710244</text:p>
          </table:table-cell>
          <table:table-cell office:value-type="float" office:value="0.0000072632839860525" calcext:value-type="float">
            <text:p>7.2632839860525E-06</text:p>
          </table:table-cell>
          <table:table-cell office:value-type="float" office:value="0.00000648179816997587" calcext:value-type="float">
            <text:p>6.48179816997587E-06</text:p>
          </table:table-cell>
          <table:table-cell office:value-type="float" office:value="0.00000655629320534936" calcext:value-type="float">
            <text:p>6.55629320534936E-06</text:p>
          </table:table-cell>
          <table:table-cell office:value-type="float" office:value="0" calcext:value-type="float">
            <text:p>0</text:p>
          </table:table-cell>
          <table:table-cell office:value-type="float" office:value="0.147089705541597" calcext:value-type="float">
            <text:p>0.1470897055</text:p>
          </table:table-cell>
          <table:table-cell office:value-type="float" office:value="0.0450478829896067" calcext:value-type="float">
            <text:p>0.04504788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.0798480466022724" calcext:value-type="float">
            <text:p>0.0798480466</text:p>
          </table:table-cell>
          <table:table-cell office:value-type="float" office:value="0.217753912757949" calcext:value-type="float">
            <text:p>0.2177539128</text:p>
          </table:table-cell>
          <table:table-cell office:value-type="float" office:value="0.0399282722191001" calcext:value-type="float">
            <text:p>0.0399282722</text:p>
          </table:table-cell>
          <table:table-cell office:value-type="float" office:value="0.21775423184844" calcext:value-type="float">
            <text:p>0.2177542318</text:p>
          </table:table-cell>
          <table:table-cell office:value-type="float" office:value="0.228123288414596" calcext:value-type="float">
            <text:p>0.2281232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22294934802086" calcext:value-type="float">
            <text:p>1.22294934802086E-05</text:p>
          </table:table-cell>
          <table:table-cell office:value-type="float" office:value="0.0000114409926108725" calcext:value-type="float">
            <text:p>0.000011441</text:p>
          </table:table-cell>
          <table:table-cell office:value-type="float" office:value="0.0000135824980414069" calcext:value-type="float">
            <text:p>1.35824980414069E-05</text:p>
          </table:table-cell>
          <table:table-cell office:value-type="float" office:value="0.111780978825057" calcext:value-type="float">
            <text:p>0.1117809788</text:p>
          </table:table-cell>
          <table:table-cell office:value-type="float" office:value="0.0779925982902234" calcext:value-type="float">
            <text:p>0.0779925983</text:p>
          </table:table-cell>
          <table:table-cell office:value-type="float" office:value="0.0913659174279131" calcext:value-type="float">
            <text:p>0.0913659174</text:p>
          </table:table-cell>
          <table:table-cell office:value-type="float" office:value="0.1065727668262" calcext:value-type="float">
            <text:p>0.1065727668</text:p>
          </table:table-cell>
          <table:table-cell office:value-type="float" office:value="0" calcext:value-type="float">
            <text:p>0</text:p>
          </table:table-cell>
          <table:table-cell office:value-type="float" office:value="0.0000079921905768325" calcext:value-type="float">
            <text:p>7.9921905768325E-06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.159684781511195" calcext:value-type="float">
            <text:p>0.1596847815</text:p>
          </table:table-cell>
          <table:table-cell office:value-type="float" office:value="0.0217787279247801" calcext:value-type="float">
            <text:p>0.0217787279</text:p>
          </table:table-cell>
          <table:table-cell office:value-type="float" office:value="0.199604616418816" calcext:value-type="float">
            <text:p>0.1996046164</text:p>
          </table:table-cell>
          <table:table-cell office:value-type="float" office:value="0.0217787817027215" calcext:value-type="float">
            <text:p>0.0217787817</text:p>
          </table:table-cell>
          <table:table-cell office:value-type="float" office:value="0.0114096383745347" calcext:value-type="float">
            <text:p>0.0114096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660970909866888" calcext:value-type="float">
            <text:p>6.60970909866888E-06</text:p>
          </table:table-cell>
          <table:table-cell office:value-type="float" office:value="0.00000739822326022608" calcext:value-type="float">
            <text:p>7.39822326022608E-06</text:p>
          </table:table-cell>
          <table:table-cell office:value-type="float" office:value="0.00000525670750041616" calcext:value-type="float">
            <text:p>5.25670750041616E-06</text:p>
          </table:table-cell>
          <table:table-cell office:value-type="float" office:value="0.02787797277749" calcext:value-type="float">
            <text:p>0.0278779728</text:p>
          </table:table-cell>
          <table:table-cell office:value-type="float" office:value="0.0616660057987572" calcext:value-type="float">
            <text:p>0.0616660058</text:p>
          </table:table-cell>
          <table:table-cell office:value-type="float" office:value="0.0482928256038654" calcext:value-type="float">
            <text:p>0.0482928256</text:p>
          </table:table-cell>
          <table:table-cell office:value-type="float" office:value="0.0330864019500152" calcext:value-type="float">
            <text:p>0.033086402</text:p>
          </table:table-cell>
          <table:table-cell office:value-type="float" office:value="0.00000350558959262665" calcext:value-type="float">
            <text:p>3.50558959262665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rmalized By Cluster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lt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0.236022365743263" calcext:value-type="float">
            <text:p>0.2360223657</text:p>
          </table:table-cell>
          <table:table-cell office:value-type="float" office:value="0.197158982313857" calcext:value-type="float">
            <text:p>0.1971589823</text:p>
          </table:table-cell>
          <table:table-cell office:value-type="float" office:value="0.274946634295407" calcext:value-type="float">
            <text:p>0.2749466343</text:p>
          </table:table-cell>
          <table:table-cell office:value-type="float" office:value="0.224407885246161" calcext:value-type="float">
            <text:p>0.2244078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6439942583037" calcext:value-type="float">
            <text:p>0.1764399426</text:p>
          </table:table-cell>
          <table:table-cell office:value-type="float" office:value="0.281342517472975" calcext:value-type="float">
            <text:p>0.2813425175</text:p>
          </table:table-cell>
          <table:table-cell office:value-type="float" office:value="0.108612970092733" calcext:value-type="float">
            <text:p>0.1086129701</text:p>
          </table:table-cell>
          <table:table-cell office:value-type="float" office:value="0.0434898985884155" calcext:value-type="float">
            <text:p>0.0434898986</text:p>
          </table:table-cell>
          <table:table-cell office:value-type="float" office:value="0.344813451142057" calcext:value-type="float">
            <text:p>0.3448134511</text:p>
          </table:table-cell>
          <table:table-cell office:value-type="float" office:value="0.135139109449013" calcext:value-type="float">
            <text:p>0.1351391094</text:p>
          </table:table-cell>
          <table:table-cell office:value-type="float" office:value="0.17241478954313" calcext:value-type="float">
            <text:p>0.1724147895</text:p>
          </table:table-cell>
          <table:table-cell office:value-type="float" office:value="0.169906809165081" calcext:value-type="float">
            <text:p>0.1699068092</text:p>
          </table:table-cell>
          <table:table-cell office:value-type="float" office:value="0.160077056670567" calcext:value-type="float">
            <text:p>0.1600770567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183551796755881" calcext:value-type="float">
            <text:p>0.1835517968</text:p>
          </table:table-cell>
          <table:table-cell office:value-type="float" office:value="0" calcext:value-type="float">
            <text:p>0</text:p>
          </table:table-cell>
          <table:table-cell office:value-type="float" office:value="0.180088727394532" calcext:value-type="float">
            <text:p>0.1800887274</text:p>
          </table:table-cell>
          <table:table-cell office:value-type="float" office:value="0.265236729443353" calcext:value-type="float">
            <text:p>0.2652367294</text:p>
          </table:table-cell>
          <table:table-cell office:value-type="float" office:value="0.235580755976571" calcext:value-type="float">
            <text:p>0.235580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2829505739448" calcext:value-type="float">
            <text:p>0.1028295057</text:p>
          </table:table-cell>
          <table:table-cell office:value-type="float" office:value="0.224419703560207" calcext:value-type="float">
            <text:p>0.2244197036</text:p>
          </table:table-cell>
          <table:table-cell office:value-type="float" office:value="0.163912669338115" calcext:value-type="float">
            <text:p>0.1639126693</text:p>
          </table:table-cell>
          <table:table-cell office:value-type="float" office:value="0.0869652618799367" calcext:value-type="float">
            <text:p>0.0869652619</text:p>
          </table:table-cell>
          <table:table-cell office:value-type="float" office:value="0.275853158125806" calcext:value-type="float">
            <text:p>0.2758531581</text:p>
          </table:table-cell>
          <table:table-cell office:value-type="float" office:value="0.0540650245943405" calcext:value-type="float">
            <text:p>0.0540650246</text:p>
          </table:table-cell>
          <table:table-cell office:value-type="float" office:value="0.344813863248565" calcext:value-type="float">
            <text:p>0.3448138632</text:p>
          </table:table-cell>
          <table:table-cell office:value-type="float" office:value="0.20115330524836" calcext:value-type="float">
            <text:p>0.2011533052</text:p>
          </table:table-cell>
          <table:table-cell office:value-type="float" office:value="0.161875379125092" calcext:value-type="float">
            <text:p>0.161875379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0.264465875111784" calcext:value-type="float">
            <text:p>0.2644658751</text:p>
          </table:table-cell>
          <table:table-cell office:value-type="float" office:value="0.242992247579177" calcext:value-type="float">
            <text:p>0.2429922476</text:p>
          </table:table-cell>
          <table:table-cell office:value-type="float" office:value="0" calcext:value-type="float">
            <text:p>0</text:p>
          </table:table-cell>
          <table:table-cell office:value-type="float" office:value="0.240488073692759" calcext:value-type="float">
            <text:p>0.2404880737</text:p>
          </table:table-cell>
          <table:table-cell office:value-type="float" office:value="0.238300732297378" calcext:value-type="float">
            <text:p>0.2383007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89540152045" calcext:value-type="float">
            <text:p>0.2289540152</text:p>
          </table:table-cell>
          <table:table-cell office:value-type="float" office:value="0.193285962613832" calcext:value-type="float">
            <text:p>0.1932859626</text:p>
          </table:table-cell>
          <table:table-cell office:value-type="float" office:value="0.183744296497392" calcext:value-type="float">
            <text:p>0.1837442965</text:p>
          </table:table-cell>
          <table:table-cell office:value-type="float" office:value="0.130438450636227" calcext:value-type="float">
            <text:p>0.1304384506</text:p>
          </table:table-cell>
          <table:table-cell office:value-type="float" office:value="0.206894488863492" calcext:value-type="float">
            <text:p>0.2068944889</text:p>
          </table:table-cell>
          <table:table-cell office:value-type="float" office:value="0.243237650634628" calcext:value-type="float">
            <text:p>0.2432376506</text:p>
          </table:table-cell>
          <table:table-cell office:value-type="float" office:value="0.0689747563599593" calcext:value-type="float">
            <text:p>0.0689747564</text:p>
          </table:table-cell>
          <table:table-cell office:value-type="float" office:value="0.164583439196431" calcext:value-type="float">
            <text:p>0.1645834392</text:p>
          </table:table-cell>
          <table:table-cell office:value-type="float" office:value="0.180172678586083" calcext:value-type="float">
            <text:p>0.1801726786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0.271783289132526" calcext:value-type="float">
            <text:p>0.2717832891</text:p>
          </table:table-cell>
          <table:table-cell office:value-type="float" office:value="0.266382253748088" calcext:value-type="float">
            <text:p>0.2663822537</text:p>
          </table:table-cell>
          <table:table-cell office:value-type="float" office:value="0.307901712043614" calcext:value-type="float">
            <text:p>0.307901712</text:p>
          </table:table-cell>
          <table:table-cell office:value-type="float" office:value="0" calcext:value-type="float">
            <text:p>0</text:p>
          </table:table-cell>
          <table:table-cell office:value-type="float" office:value="0.30171062647989" calcext:value-type="float">
            <text:p>0.3017106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3168130541299" calcext:value-type="float">
            <text:p>0.2231681305</text:p>
          </table:table-cell>
          <table:table-cell office:value-type="float" office:value="0.215689553658957" calcext:value-type="float">
            <text:p>0.2156895537</text:p>
          </table:table-cell>
          <table:table-cell office:value-type="float" office:value="0.293560754697664" calcext:value-type="float">
            <text:p>0.2935607547</text:p>
          </table:table-cell>
          <table:table-cell office:value-type="float" office:value="0.434769729878698" calcext:value-type="float">
            <text:p>0.4347697299</text:p>
          </table:table-cell>
          <table:table-cell office:value-type="float" office:value="0.137943028436332" calcext:value-type="float">
            <text:p>0.1379430284</text:p>
          </table:table-cell>
          <table:table-cell office:value-type="float" office:value="0.486469203933639" calcext:value-type="float">
            <text:p>0.4864692039</text:p>
          </table:table-cell>
          <table:table-cell office:value-type="float" office:value="0.310342182403275" calcext:value-type="float">
            <text:p>0.3103421824</text:p>
          </table:table-cell>
          <table:table-cell office:value-type="float" office:value="0.291510323602118" calcext:value-type="float">
            <text:p>0.2915103236</text:p>
          </table:table-cell>
          <table:table-cell office:value-type="float" office:value="0.298217461097616" calcext:value-type="float">
            <text:p>0.2982174611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0.280199038999808" calcext:value-type="float">
            <text:p>0.280199039</text:p>
          </table:table-cell>
          <table:table-cell office:value-type="float" office:value="0.254603132929472" calcext:value-type="float">
            <text:p>0.2546031329</text:p>
          </table:table-cell>
          <table:table-cell office:value-type="float" office:value="0.314850578247997" calcext:value-type="float">
            <text:p>0.3148505782</text:p>
          </table:table-cell>
          <table:table-cell office:value-type="float" office:value="0.21932856256848" calcext:value-type="float">
            <text:p>0.21932856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8608405931717" calcext:value-type="float">
            <text:p>0.2686084059</text:p>
          </table:table-cell>
          <table:table-cell office:value-type="float" office:value="0.0852622626940307" calcext:value-type="float">
            <text:p>0.0852622627</text:p>
          </table:table-cell>
          <table:table-cell office:value-type="float" office:value="0.250169309374097" calcext:value-type="float">
            <text:p>0.2501693094</text:p>
          </table:table-cell>
          <table:table-cell office:value-type="float" office:value="0.304336659016722" calcext:value-type="float">
            <text:p>0.304336659</text:p>
          </table:table-cell>
          <table:table-cell office:value-type="float" office:value="0.0344958734323131" calcext:value-type="float">
            <text:p>0.0344958734</text:p>
          </table:table-cell>
          <table:table-cell office:value-type="float" office:value="0.0810890113883794" calcext:value-type="float">
            <text:p>0.0810890114</text:p>
          </table:table-cell>
          <table:table-cell office:value-type="float" office:value="0.103454408445071" calcext:value-type="float">
            <text:p>0.1034544084</text:p>
          </table:table-cell>
          <table:table-cell office:value-type="float" office:value="0.172846122788011" calcext:value-type="float">
            <text:p>0.1728461228</text:p>
          </table:table-cell>
          <table:table-cell office:value-type="float" office:value="0.199657424520642" calcext:value-type="float">
            <text:p>0.1996574245</text:p>
          </table:table-cell>
        </table:table-row>
        <table:table-row table:style-name="ro1">
          <table:table-cell office:value-type="string" calcext:value-type="string">
            <text:p>Alt1</text:p>
          </table:table-cell>
          <table:table-cell office:value-type="float" office:value="0.39999667906188" calcext:value-type="float">
            <text:p>0.3999966791</text:p>
          </table:table-cell>
          <table:table-cell office:value-type="float" office:value="0.49999106443128" calcext:value-type="float">
            <text:p>0.4999910644</text:p>
          </table:table-cell>
          <table:table-cell office:value-type="float" office:value="0.0833558925271038" calcext:value-type="float">
            <text:p>0.0833558925</text:p>
          </table:table-cell>
          <table:table-cell office:value-type="float" office:value="0.0625279786931969" calcext:value-type="float">
            <text:p>0.0625279787</text:p>
          </table:table-cell>
          <table:table-cell office:value-type="float" office:value="0.624980683060564" calcext:value-type="float">
            <text:p>0.62498068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5249940706017" calcext:value-type="float">
            <text:p>0.4552499407</text:p>
          </table:table-cell>
          <table:table-cell office:value-type="float" office:value="0.335513585620322" calcext:value-type="float">
            <text:p>0.3355135856</text:p>
          </table:table-cell>
          <table:table-cell office:value-type="float" office:value="0.398345425474354" calcext:value-type="float">
            <text:p>0.3983454255</text:p>
          </table:table-cell>
          <table:table-cell office:value-type="float" office:value="0.415456133238149" calcext:value-type="float">
            <text:p>0.4154561332</text:p>
          </table:table-cell>
          <table:table-cell office:value-type="float" office:value="0.147178538997123" calcext:value-type="float">
            <text:p>0.147178539</text:p>
          </table:table-cell>
          <table:table-cell office:value-type="float" office:value="0.25786425332488" calcext:value-type="float">
            <text:p>0.2578642533</text:p>
          </table:table-cell>
          <table:table-cell office:value-type="float" office:value="0.529596965606724" calcext:value-type="float">
            <text:p>0.5295969656</text:p>
          </table:table-cell>
          <table:table-cell office:value-type="float" office:value="0.461863312631786" calcext:value-type="float">
            <text:p>0.4618633126</text:p>
          </table:table-cell>
          <table:table-cell office:value-type="float" office:value="0.37377438822327" calcext:value-type="float">
            <text:p>0.3737743882</text:p>
          </table:table-cell>
        </table:table-row>
        <table:table-row table:style-name="ro1">
          <table:table-cell office:value-type="string" calcext:value-type="string">
            <text:p>Alt2</text:p>
          </table:table-cell>
          <table:table-cell office:value-type="float" office:value="0.466653947903231" calcext:value-type="float">
            <text:p>0.4666539479</text:p>
          </table:table-cell>
          <table:table-cell office:value-type="float" office:value="0.0833540377277462" calcext:value-type="float">
            <text:p>0.0833540377</text:p>
          </table:table-cell>
          <table:table-cell office:value-type="float" office:value="0.833288668402594" calcext:value-type="float">
            <text:p>0.8332886684</text:p>
          </table:table-cell>
          <table:table-cell office:value-type="float" office:value="0.31250082124895" calcext:value-type="float">
            <text:p>0.3125008212</text:p>
          </table:table-cell>
          <table:table-cell office:value-type="float" office:value="0.250006074359089" calcext:value-type="float">
            <text:p>0.2500060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1955376369952" calcext:value-type="float">
            <text:p>0.2219553764</text:p>
          </table:table-cell>
          <table:table-cell office:value-type="float" office:value="0.157050021957717" calcext:value-type="float">
            <text:p>0.157050022</text:p>
          </table:table-cell>
          <table:table-cell office:value-type="float" office:value="0.23233141173396" calcext:value-type="float">
            <text:p>0.2323314117</text:p>
          </table:table-cell>
          <table:table-cell office:value-type="float" office:value="0.177368752609734" calcext:value-type="float">
            <text:p>0.1773687526</text:p>
          </table:table-cell>
          <table:table-cell office:value-type="float" office:value="0.343516822782926" calcext:value-type="float">
            <text:p>0.3435168228</text:p>
          </table:table-cell>
          <table:table-cell office:value-type="float" office:value="0.223141047208296" calcext:value-type="float">
            <text:p>0.2231410472</text:p>
          </table:table-cell>
          <table:table-cell office:value-type="float" office:value="0.305035274094863" calcext:value-type="float">
            <text:p>0.3050352741</text:p>
          </table:table-cell>
          <table:table-cell office:value-type="float" office:value="0.225579033458469" calcext:value-type="float">
            <text:p>0.2255790335</text:p>
          </table:table-cell>
          <table:table-cell office:value-type="float" office:value="0.177815239485554" calcext:value-type="float">
            <text:p>0.1778152395</text:p>
          </table:table-cell>
        </table:table-row>
        <table:table-row table:style-name="ro1">
          <table:table-cell office:value-type="string" calcext:value-type="string">
            <text:p>Alt3</text:p>
          </table:table-cell>
          <table:table-cell office:value-type="float" office:value="0.133349373034889" calcext:value-type="float">
            <text:p>0.133349373</text:p>
          </table:table-cell>
          <table:table-cell office:value-type="float" office:value="0.416654897840974" calcext:value-type="float">
            <text:p>0.4166548978</text:p>
          </table:table-cell>
          <table:table-cell office:value-type="float" office:value="0.0833554390703021" calcext:value-type="float">
            <text:p>0.0833554391</text:p>
          </table:table-cell>
          <table:table-cell office:value-type="float" office:value="0.624971200057854" calcext:value-type="float">
            <text:p>0.6249712001</text:p>
          </table:table-cell>
          <table:table-cell office:value-type="float" office:value="0.125013242580347" calcext:value-type="float">
            <text:p>0.1250132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2794682924031" calcext:value-type="float">
            <text:p>0.3227946829</text:p>
          </table:table-cell>
          <table:table-cell office:value-type="float" office:value="0.50743639242196" calcext:value-type="float">
            <text:p>0.5074363924</text:p>
          </table:table-cell>
          <table:table-cell office:value-type="float" office:value="0.369323162791686" calcext:value-type="float">
            <text:p>0.3693231628</text:p>
          </table:table-cell>
          <table:table-cell office:value-type="float" office:value="0.407175114152117" calcext:value-type="float">
            <text:p>0.4071751142</text:p>
          </table:table-cell>
          <table:table-cell office:value-type="float" office:value="0.50930463821995" calcext:value-type="float">
            <text:p>0.5093046382</text:p>
          </table:table-cell>
          <table:table-cell office:value-type="float" office:value="0.518994699466824" calcext:value-type="float">
            <text:p>0.5189946995</text:p>
          </table:table-cell>
          <table:table-cell office:value-type="float" office:value="0.165367760298413" calcext:value-type="float">
            <text:p>0.1653677603</text:p>
          </table:table-cell>
          <table:table-cell office:value-type="float" office:value="0.312557653909745" calcext:value-type="float">
            <text:p>0.3125576539</text:p>
          </table:table-cell>
          <table:table-cell office:value-type="float" office:value="0.448410372291176" calcext:value-type="float">
            <text:p>0.4484103723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0.456620441214452" calcext:value-type="float">
            <text:p>0.4566204412</text:p>
          </table:table-cell>
          <table:table-cell office:value-type="float" office:value="0.37996194157503" calcext:value-type="float">
            <text:p>0.3799619416</text:p>
          </table:table-cell>
          <table:table-cell office:value-type="float" office:value="0.287271510745493" calcext:value-type="float">
            <text:p>0.2872715107</text:p>
          </table:table-cell>
          <table:table-cell office:value-type="float" office:value="0.143721300713203" calcext:value-type="float">
            <text:p>0.1437213007</text:p>
          </table:table-cell>
          <table:table-cell office:value-type="float" office:value="0.170126546327152" calcext:value-type="float">
            <text:p>0.17012654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16052989034524" calcext:value-type="float">
            <text:p>0.616052989</text:p>
          </table:table-cell>
          <table:table-cell office:value-type="float" office:value="0.434980618917398" calcext:value-type="float">
            <text:p>0.4349806189</text:p>
          </table:table-cell>
          <table:table-cell office:value-type="float" office:value="0.222314504634994" calcext:value-type="float">
            <text:p>0.2223145046</text:p>
          </table:table-cell>
          <table:table-cell office:value-type="float" office:value="0.450298007361727" calcext:value-type="float">
            <text:p>0.4502980074</text:p>
          </table:table-cell>
          <table:table-cell office:value-type="float" office:value="0.272681345784935" calcext:value-type="float">
            <text:p>0.2726813458</text:p>
          </table:table-cell>
          <table:table-cell office:value-type="float" office:value="0.360821723074574" calcext:value-type="float">
            <text:p>0.3608217231</text:p>
          </table:table-cell>
          <table:table-cell office:value-type="float" office:value="0.176479376862987" calcext:value-type="float">
            <text:p>0.1764793769</text:p>
          </table:table-cell>
          <table:table-cell office:value-type="float" office:value="0.16667541714843" calcext:value-type="float">
            <text:p>0.1666754171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0.322627794811961" calcext:value-type="float">
            <text:p>0.3226277948</text:p>
          </table:table-cell>
          <table:table-cell office:value-type="float" office:value="0.339929157058547" calcext:value-type="float">
            <text:p>0.3399291571</text:p>
          </table:table-cell>
          <table:table-cell office:value-type="float" office:value="0.214548006058184" calcext:value-type="float">
            <text:p>0.2145480061</text:p>
          </table:table-cell>
          <table:table-cell office:value-type="float" office:value="0.523672387085633" calcext:value-type="float">
            <text:p>0.5236723871</text:p>
          </table:table-cell>
          <table:table-cell office:value-type="float" office:value="0.340243476292512" calcext:value-type="float">
            <text:p>0.3402434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3445415640863" calcext:value-type="float">
            <text:p>0.5134454156</text:p>
          </table:table-cell>
          <table:table-cell office:value-type="float" office:value="0" calcext:value-type="float">
            <text:p>0</text:p>
          </table:table-cell>
          <table:table-cell office:value-type="float" office:value="0.565019381082602" calcext:value-type="float">
            <text:p>0.5650193811</text:p>
          </table:table-cell>
          <table:table-cell office:value-type="float" office:value="0.434383557652708" calcext:value-type="float">
            <text:p>0.4343835577</text:p>
          </table:table-cell>
          <table:table-cell office:value-type="float" office:value="0.32697586522225" calcext:value-type="float">
            <text:p>0.3269758652</text:p>
          </table:table-cell>
          <table:table-cell office:value-type="float" office:value="0.426068030231524" calcext:value-type="float">
            <text:p>0.4260680302</text:p>
          </table:table-cell>
          <table:table-cell office:value-type="float" office:value="0.407115536593473" calcext:value-type="float">
            <text:p>0.4071155366</text:p>
          </table:table-cell>
          <table:table-cell office:value-type="float" office:value="0.352942736246419" calcext:value-type="float">
            <text:p>0.3529427362</text:p>
          </table:table-cell>
          <table:table-cell office:value-type="float" office:value="0.333336654074069" calcext:value-type="float">
            <text:p>0.3333366541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0.220751763973587" calcext:value-type="float">
            <text:p>0.220751764</text:p>
          </table:table-cell>
          <table:table-cell office:value-type="float" office:value="0.280108901366422" calcext:value-type="float">
            <text:p>0.2801089014</text:p>
          </table:table-cell>
          <table:table-cell office:value-type="float" office:value="0.498180483196323" calcext:value-type="float">
            <text:p>0.4981804832</text:p>
          </table:table-cell>
          <table:table-cell office:value-type="float" office:value="0.332606312201164" calcext:value-type="float">
            <text:p>0.3326063122</text:p>
          </table:table-cell>
          <table:table-cell office:value-type="float" office:value="0.489629977380336" calcext:value-type="float">
            <text:p>0.4896299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6554584359137" calcext:value-type="float">
            <text:p>0.4865545844</text:p>
          </table:table-cell>
          <table:table-cell office:value-type="float" office:value="0.383947010965475" calcext:value-type="float">
            <text:p>0.383947011</text:p>
          </table:table-cell>
          <table:table-cell office:value-type="float" office:value="0" calcext:value-type="float">
            <text:p>0</text:p>
          </table:table-cell>
          <table:table-cell office:value-type="float" office:value="0.343301937712298" calcext:value-type="float">
            <text:p>0.3433019377</text:p>
          </table:table-cell>
          <table:table-cell office:value-type="float" office:value="0.222726127416022" calcext:value-type="float">
            <text:p>0.2227261274</text:p>
          </table:table-cell>
          <table:table-cell office:value-type="float" office:value="0.301250623983541" calcext:value-type="float">
            <text:p>0.301250624</text:p>
          </table:table-cell>
          <table:table-cell office:value-type="float" office:value="0.232062740331953" calcext:value-type="float">
            <text:p>0.2320627403</text:p>
          </table:table-cell>
          <table:table-cell office:value-type="float" office:value="0.470577886890594" calcext:value-type="float">
            <text:p>0.4705778869</text:p>
          </table:table-cell>
          <table:table-cell office:value-type="float" office:value="0.499987928777501" calcext:value-type="float">
            <text:p>0.499987928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463549718262204" calcext:value-type="float">
            <text:p>0.4635497183</text:p>
          </table:table-cell>
          <table:table-cell office:value-type="float" office:value="0.248289116798047" calcext:value-type="float">
            <text:p>0.2482891168</text:p>
          </table:table-cell>
          <table:table-cell office:value-type="float" office:value="0.52585132818902" calcext:value-type="float">
            <text:p>0.5258513282</text:p>
          </table:table-cell>
          <table:table-cell office:value-type="float" office:value="0.248292350674552" calcext:value-type="float">
            <text:p>0.2482923507</text:p>
          </table:table-cell>
          <table:table-cell office:value-type="float" office:value="0.232098480600765" calcext:value-type="float">
            <text:p>0.2320984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0869604745705" calcext:value-type="float">
            <text:p>0.2608696047</text:p>
          </table:table-cell>
          <table:table-cell office:value-type="float" office:value="0.416661978077504" calcext:value-type="float">
            <text:p>0.4166619781</text:p>
          </table:table-cell>
          <table:table-cell office:value-type="float" office:value="0.100005577119216" calcext:value-type="float">
            <text:p>0.1000055771</text:p>
          </table:table-cell>
          <table:table-cell office:value-type="float" office:value="0" calcext:value-type="float">
            <text:p>0</text:p>
          </table:table-cell>
          <table:table-cell office:value-type="float" office:value="0.388992198424122" calcext:value-type="float">
            <text:p>0.3889921984</text:p>
          </table:table-cell>
          <table:table-cell office:value-type="float" office:value="0.392412490153202" calcext:value-type="float">
            <text:p>0.3924124902</text:p>
          </table:table-cell>
          <table:table-cell office:value-type="float" office:value="0.459610777699522" calcext:value-type="float">
            <text:p>0.4596107777</text:p>
          </table:table-cell>
          <table:table-cell office:value-type="float" office:value="0.223772374752" calcext:value-type="float">
            <text:p>0.2237723748</text:p>
          </table:table-cell>
          <table:table-cell office:value-type="float" office:value="0.457763176088466" calcext:value-type="float">
            <text:p>0.457763176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.180668142724286" calcext:value-type="float">
            <text:p>0.1806681427</text:p>
          </table:table-cell>
          <table:table-cell office:value-type="float" office:value="0.0863418092409672" calcext:value-type="float">
            <text:p>0.0863418092</text:p>
          </table:table-cell>
          <table:table-cell office:value-type="float" office:value="0.207974849662375" calcext:value-type="float">
            <text:p>0.2079748497</text:p>
          </table:table-cell>
          <table:table-cell office:value-type="float" office:value="0.0863446739862737" calcext:value-type="float">
            <text:p>0.086344674</text:p>
          </table:table-cell>
          <table:table-cell office:value-type="float" office:value="0.079251693732076" calcext:value-type="float">
            <text:p>0.07925169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436466106327" calcext:value-type="float">
            <text:p>0.1304364661</text:p>
          </table:table-cell>
          <table:table-cell office:value-type="float" office:value="0.208332229980467" calcext:value-type="float">
            <text:p>0.20833223</text:p>
          </table:table-cell>
          <table:table-cell office:value-type="float" office:value="0.199999441818619" calcext:value-type="float">
            <text:p>0.1999994418</text:p>
          </table:table-cell>
          <table:table-cell office:value-type="float" office:value="0.203300957622489" calcext:value-type="float">
            <text:p>0.2033009576</text:p>
          </table:table-cell>
          <table:table-cell office:value-type="float" office:value="0" calcext:value-type="float">
            <text:p>0</text:p>
          </table:table-cell>
          <table:table-cell office:value-type="float" office:value="0.197142882588126" calcext:value-type="float">
            <text:p>0.1971428826</text:p>
          </table:table-cell>
          <table:table-cell office:value-type="float" office:value="0.224836447524833" calcext:value-type="float">
            <text:p>0.2248364475</text:p>
          </table:table-cell>
          <table:table-cell office:value-type="float" office:value="0.115143573247657" calcext:value-type="float">
            <text:p>0.1151435732</text:p>
          </table:table-cell>
          <table:table-cell office:value-type="float" office:value="0.219119809581411" calcext:value-type="float">
            <text:p>0.219119809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.126070992844874" calcext:value-type="float">
            <text:p>0.1260709928</text:p>
          </table:table-cell>
          <table:table-cell office:value-type="float" office:value="0.140584495673067" calcext:value-type="float">
            <text:p>0.1405844957</text:p>
          </table:table-cell>
          <table:table-cell office:value-type="float" office:value="0.121873043639301" calcext:value-type="float">
            <text:p>0.1218730436</text:p>
          </table:table-cell>
          <table:table-cell office:value-type="float" office:value="0.140590192864388" calcext:value-type="float">
            <text:p>0.1405901929</text:p>
          </table:table-cell>
          <table:table-cell office:value-type="float" office:value="0.141679839690264" calcext:value-type="float">
            <text:p>0.1416798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3916308076919" calcext:value-type="float">
            <text:p>0.1739163081</text:p>
          </table:table-cell>
          <table:table-cell office:value-type="float" office:value="0.333330940443782" calcext:value-type="float">
            <text:p>0.3333309404</text:p>
          </table:table-cell>
          <table:table-cell office:value-type="float" office:value="0.299999214731461" calcext:value-type="float">
            <text:p>0.2999992147</text:p>
          </table:table-cell>
          <table:table-cell office:value-type="float" office:value="0.295098953294011" calcext:value-type="float">
            <text:p>0.2950989533</text:p>
          </table:table-cell>
          <table:table-cell office:value-type="float" office:value="0.229017616980716" calcext:value-type="float">
            <text:p>0.229017617</text:p>
          </table:table-cell>
          <table:table-cell office:value-type="float" office:value="0" calcext:value-type="float">
            <text:p>0</text:p>
          </table:table-cell>
          <table:table-cell office:value-type="float" office:value="0.315552774775645" calcext:value-type="float">
            <text:p>0.3155527748</text:p>
          </table:table-cell>
          <table:table-cell office:value-type="float" office:value="0.196623619218854" calcext:value-type="float">
            <text:p>0.1966236192</text:p>
          </table:table-cell>
          <table:table-cell office:value-type="float" office:value="0.180870124747186" calcext:value-type="float">
            <text:p>0.1808701247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.229711146168636" calcext:value-type="float">
            <text:p>0.2297111462</text:p>
          </table:table-cell>
          <table:table-cell office:value-type="float" office:value="0.524784578287918" calcext:value-type="float">
            <text:p>0.5247845783</text:p>
          </table:table-cell>
          <table:table-cell office:value-type="float" office:value="0.144300778509305" calcext:value-type="float">
            <text:p>0.1443007785</text:p>
          </table:table-cell>
          <table:table-cell office:value-type="float" office:value="0.524772782474786" calcext:value-type="float">
            <text:p>0.5247727825</text:p>
          </table:table-cell>
          <table:table-cell office:value-type="float" office:value="0.546969985976895" calcext:value-type="float">
            <text:p>0.546969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477762107105" calcext:value-type="float">
            <text:p>0.4347776211</text:p>
          </table:table-cell>
          <table:table-cell office:value-type="float" office:value="0.0416748514982471" calcext:value-type="float">
            <text:p>0.0416748515</text:p>
          </table:table-cell>
          <table:table-cell office:value-type="float" office:value="0.399995766330705" calcext:value-type="float">
            <text:p>0.3999957663</text:p>
          </table:table-cell>
          <table:table-cell office:value-type="float" office:value="0.5016000890835" calcext:value-type="float">
            <text:p>0.5016000891</text:p>
          </table:table-cell>
          <table:table-cell office:value-type="float" office:value="0.381990184595162" calcext:value-type="float">
            <text:p>0.3819901846</text:p>
          </table:table-cell>
          <table:table-cell office:value-type="float" office:value="0.410444627258672" calcext:value-type="float">
            <text:p>0.4104446273</text:p>
          </table:table-cell>
          <table:table-cell office:value-type="float" office:value="0" calcext:value-type="float">
            <text:p>0</text:p>
          </table:table-cell>
          <table:table-cell office:value-type="float" office:value="0.464460432781488" calcext:value-type="float">
            <text:p>0.4644604328</text:p>
          </table:table-cell>
          <table:table-cell office:value-type="float" office:value="0.142246889582937" calcext:value-type="float">
            <text:p>0.1422468896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.333349074659812" calcext:value-type="float">
            <text:p>0.3333490747</text:p>
          </table:table-cell>
          <table:table-cell office:value-type="float" office:value="0.909078245609011" calcext:value-type="float">
            <text:p>0.9090782456</text:p>
          </table:table-cell>
          <table:table-cell office:value-type="float" office:value="0.166692233564038" calcext:value-type="float">
            <text:p>0.1666922336</text:p>
          </table:table-cell>
          <table:table-cell office:value-type="float" office:value="0.909078162630515" calcext:value-type="float">
            <text:p>0.9090781626</text:p>
          </table:table-cell>
          <table:table-cell office:value-type="float" office:value="0.952367139969116" calcext:value-type="float">
            <text:p>0.95236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915133371517" calcext:value-type="float">
            <text:p>0.6491513337</text:p>
          </table:table-cell>
          <table:table-cell office:value-type="float" office:value="0.607296645951397" calcext:value-type="float">
            <text:p>0.607296646</text:p>
          </table:table-cell>
          <table:table-cell office:value-type="float" office:value="0.720969788840285" calcext:value-type="float">
            <text:p>0.7209697888</text:p>
          </table:table-cell>
          <table:table-cell office:value-type="float" office:value="0.800385349756688" calcext:value-type="float">
            <text:p>0.8003853498</text:p>
          </table:table-cell>
          <table:table-cell office:value-type="float" office:value="0.558451796070739" calcext:value-type="float">
            <text:p>0.5584517961</text:p>
          </table:table-cell>
          <table:table-cell office:value-type="float" office:value="0.654208361356391" calcext:value-type="float">
            <text:p>0.6542083614</text:p>
          </table:table-cell>
          <table:table-cell office:value-type="float" office:value="0.763091802421998" calcext:value-type="float">
            <text:p>0.7630918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.666650925340188" calcext:value-type="float">
            <text:p>0.6666509253</text:p>
          </table:table-cell>
          <table:table-cell office:value-type="float" office:value="0.090921754390989" calcext:value-type="float">
            <text:p>0.0909217544</text:p>
          </table:table-cell>
          <table:table-cell office:value-type="float" office:value="0.833307766435962" calcext:value-type="float">
            <text:p>0.8333077664</text:p>
          </table:table-cell>
          <table:table-cell office:value-type="float" office:value="0.0909218373694854" calcext:value-type="float">
            <text:p>0.0909218374</text:p>
          </table:table-cell>
          <table:table-cell office:value-type="float" office:value="0.0476328600308841" calcext:value-type="float">
            <text:p>0.04763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084866628483" calcext:value-type="float">
            <text:p>0.3508486663</text:p>
          </table:table-cell>
          <table:table-cell office:value-type="float" office:value="0.392703354048603" calcext:value-type="float">
            <text:p>0.392703354</text:p>
          </table:table-cell>
          <table:table-cell office:value-type="float" office:value="0.279030211159715" calcext:value-type="float">
            <text:p>0.2790302112</text:p>
          </table:table-cell>
          <table:table-cell office:value-type="float" office:value="0.199614650243312" calcext:value-type="float">
            <text:p>0.1996146502</text:p>
          </table:table-cell>
          <table:table-cell office:value-type="float" office:value="0.441548203929261" calcext:value-type="float">
            <text:p>0.4415482039</text:p>
          </table:table-cell>
          <table:table-cell office:value-type="float" office:value="0.345791638643609" calcext:value-type="float">
            <text:p>0.3457916386</text:p>
          </table:table-cell>
          <table:table-cell office:value-type="float" office:value="0.236908197578003" calcext:value-type="float">
            <text:p>0.2369081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1st iteration Limi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lt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5" office:value-type="float" office:value="0.043753" calcext:value-type="float">
            <text:p>0.0437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43753" calcext:value-type="float">
            <text:p>0.043753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5" office:value-type="float" office:value="0.045099" calcext:value-type="float">
            <text:p>0.0450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45099" calcext:value-type="float">
            <text:p>0.045099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5" office:value-type="float" office:value="0.044438" calcext:value-type="float">
            <text:p>0.0444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44438" calcext:value-type="float">
            <text:p>0.044438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5" office:value-type="float" office:value="0.071368" calcext:value-type="float">
            <text:p>0.0713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71368" calcext:value-type="float">
            <text:p>0.071368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5" office:value-type="float" office:value="0.044231" calcext:value-type="float">
            <text:p>0.0442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44231" calcext:value-type="float">
            <text:p>0.044231</text:p>
          </table:table-cell>
        </table:table-row>
        <table:table-row table:style-name="ro1">
          <table:table-cell office:value-type="string" calcext:value-type="string">
            <text:p>Alt1</text:p>
          </table:table-cell>
          <table:table-cell table:number-columns-repeated="5" office:value-type="float" office:value="0.095194" calcext:value-type="float">
            <text:p>0.0951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95194" calcext:value-type="float">
            <text:p>0.095194</text:p>
          </table:table-cell>
        </table:table-row>
        <table:table-row table:style-name="ro1">
          <table:table-cell office:value-type="string" calcext:value-type="string">
            <text:p>Alt2</text:p>
          </table:table-cell>
          <table:table-cell table:number-columns-repeated="5" office:value-type="float" office:value="0.07326" calcext:value-type="float">
            <text:p>0.073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7326" calcext:value-type="float">
            <text:p>0.07326</text:p>
          </table:table-cell>
        </table:table-row>
        <table:table-row table:style-name="ro1">
          <table:table-cell office:value-type="string" calcext:value-type="string">
            <text:p>Alt3</text:p>
          </table:table-cell>
          <table:table-cell table:number-columns-repeated="5" office:value-type="float" office:value="0.093493" calcext:value-type="float">
            <text:p>0.0934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93493" calcext:value-type="float">
            <text:p>0.093493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5" office:value-type="float" office:value="0.05107" calcext:value-type="float">
            <text:p>0.051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5107" calcext:value-type="float">
            <text:p>0.05107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5" office:value-type="float" office:value="0.071815" calcext:value-type="float">
            <text:p>0.0718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71815" calcext:value-type="float">
            <text:p>0.071815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5" office:value-type="float" office:value="0.070749" calcext:value-type="float">
            <text:p>0.0707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70749" calcext:value-type="float">
            <text:p>0.07074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5" office:value-type="float" office:value="0.052147" calcext:value-type="float">
            <text:p>0.0521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52147" calcext:value-type="float">
            <text:p>0.05214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5" office:value-type="float" office:value="0.028589" calcext:value-type="float">
            <text:p>0.0285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28589" calcext:value-type="float">
            <text:p>0.02858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5" office:value-type="float" office:value="0.039251" calcext:value-type="float">
            <text:p>0.0392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39251" calcext:value-type="float">
            <text:p>0.03925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5" office:value-type="float" office:value="0.060591" calcext:value-type="float">
            <text:p>0.0605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60591" calcext:value-type="float">
            <text:p>0.06059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5" office:value-type="float" office:value="0.079702" calcext:value-type="float">
            <text:p>0.0797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79702" calcext:value-type="float">
            <text:p>0.07970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5" office:value-type="float" office:value="0.03525" calcext:value-type="float">
            <text:p>0.035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3525" calcext:value-type="float">
            <text:p>0.0352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Weighted SuperMatrix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lt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9434" calcext:value-type="float">
            <text:p>0.09434</text:p>
          </table:table-cell>
          <table:table-cell office:value-type="float" office:value="0.18" calcext:value-type="float">
            <text:p>0.18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21739" calcext:value-type="float">
            <text:p>0.021739</text:p>
          </table:table-cell>
          <table:table-cell office:value-type="float" office:value="0.172414" calcext:value-type="float">
            <text:p>0.172414</text:p>
          </table:table-cell>
          <table:table-cell office:value-type="float" office:value="0.067568" calcext:value-type="float">
            <text:p>0.067568</text:p>
          </table:table-cell>
          <table:table-cell office:value-type="float" office:value="0.086207" calcext:value-type="float">
            <text:p>0.086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8868" calcext:value-type="float">
            <text:p>0.018868</text:p>
          </table:table-cell>
          <table:table-cell office:value-type="float" office:value="0.14" calcext:value-type="float">
            <text:p>0.14</text:p>
          </table:table-cell>
          <table:table-cell office:value-type="float" office:value="0.066667" calcext:value-type="float">
            <text:p>0.066667</text:p>
          </table:table-cell>
          <table:table-cell office:value-type="float" office:value="0.043478" calcext:value-type="float">
            <text:p>0.043478</text:p>
          </table:table-cell>
          <table:table-cell office:value-type="float" office:value="0.137931" calcext:value-type="float">
            <text:p>0.13793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2414" calcext:value-type="float">
            <text:p>0.172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41509" calcext:value-type="float">
            <text:p>0.14150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65217" calcext:value-type="float">
            <text:p>0.065217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0.121622" calcext:value-type="float">
            <text:p>0.121622</text:p>
          </table:table-cell>
          <table:table-cell office:value-type="float" office:value="0.034483" calcext:value-type="float">
            <text:p>0.034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75472" calcext:value-type="float">
            <text:p>0.075472</text:p>
          </table:table-cell>
          <table:table-cell office:value-type="float" office:value="0.06" calcext:value-type="float">
            <text:p>0.06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217391" calcext:value-type="float">
            <text:p>0.217391</text:p>
          </table:table-cell>
          <table:table-cell office:value-type="float" office:value="0.068966" calcext:value-type="float">
            <text:p>0.068966</text:p>
          </table:table-cell>
          <table:table-cell office:value-type="float" office:value="0.243243" calcext:value-type="float">
            <text:p>0.243243</text:p>
          </table:table-cell>
          <table:table-cell office:value-type="float" office:value="0.155172" calcext:value-type="float">
            <text:p>0.155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69811" calcext:value-type="float">
            <text:p>0.169811</text:p>
          </table:table-cell>
          <table:table-cell office:value-type="float" office:value="0.02" calcext:value-type="float">
            <text:p>0.02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52174" calcext:value-type="float">
            <text:p>0.152174</text:p>
          </table:table-cell>
          <table:table-cell office:value-type="float" office:value="0.017241" calcext:value-type="float">
            <text:p>0.017241</text:p>
          </table:table-cell>
          <table:table-cell office:value-type="float" office:value="0.040541" calcext:value-type="float">
            <text:p>0.040541</text:p>
          </table:table-cell>
          <table:table-cell office:value-type="float" office:value="0.051724" calcext:value-type="float">
            <text:p>0.0517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1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27778" calcext:value-type="float">
            <text:p>0.027778</text:p>
          </table:table-cell>
          <table:table-cell office:value-type="float" office:value="0.020833" calcext:value-type="float">
            <text:p>0.020833</text:p>
          </table:table-cell>
          <table:table-cell office:value-type="float" office:value="0.208333" calcext:value-type="float">
            <text:p>0.208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38095" calcext:value-type="float">
            <text:p>0.23809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47059" calcext:value-type="float">
            <text:p>0.147059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2</text:p>
          </table:table-cell>
          <table:table-cell office:value-type="float" office:value="0.155556" calcext:value-type="float">
            <text:p>0.155556</text:p>
          </table:table-cell>
          <table:table-cell office:value-type="float" office:value="0.027778" calcext:value-type="float">
            <text:p>0.027778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104167" calcext:value-type="float">
            <text:p>0.104167</text:p>
          </table:table-cell>
          <table:table-cell office:value-type="float" office:value="0.083333" calcext:value-type="float">
            <text:p>0.08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7619" calcext:value-type="float">
            <text:p>0.047619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058824" calcext:value-type="float">
            <text:p>0.058824</text:p>
          </table:table-cell>
          <table:table-cell office:value-type="float" office:value="0.15625" calcext:value-type="float">
            <text:p>0.15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3</text:p>
          </table:table-cell>
          <table:table-cell office:value-type="float" office:value="0.044444" calcext:value-type="float">
            <text:p>0.044444</text:p>
          </table:table-cell>
          <table:table-cell office:value-type="float" office:value="0.138889" calcext:value-type="float">
            <text:p>0.138889</text:p>
          </table:table-cell>
          <table:table-cell office:value-type="float" office:value="0.027778" calcext:value-type="float">
            <text:p>0.027778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041667" calcext:value-type="float">
            <text:p>0.041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0.03125" calcext:value-type="float">
            <text:p>0.03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19048" calcext:value-type="float">
            <text:p>0.119048</text:p>
          </table:table-cell>
          <table:table-cell office:value-type="float" office:value="0.041667" calcext:value-type="float">
            <text:p>0.041667</text:p>
          </table:table-cell>
          <table:table-cell office:value-type="float" office:value="0.055556" calcext:value-type="float">
            <text:p>0.0555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88235" calcext:value-type="float">
            <text:p>0.088235</text:p>
          </table:table-cell>
          <table:table-cell office:value-type="float" office:value="0.083333" calcext:value-type="float">
            <text:p>0.08333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0.104167" calcext:value-type="float">
            <text:p>0.104167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047619" calcext:value-type="float">
            <text:p>0.047619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111111" calcext:value-type="float">
            <text:p>0.1111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0.020833" calcext:value-type="float">
            <text:p>0.020833</text:p>
          </table:table-cell>
          <table:table-cell office:value-type="float" office:value="0.055556" calcext:value-type="float">
            <text:p>0.05555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3333" calcext:value-type="float">
            <text:p>0.083333</text:p>
          </table:table-cell>
          <table:table-cell office:value-type="float" office:value="0.166667" calcext:value-type="float">
            <text:p>0.1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30435" calcext:value-type="float">
            <text:p>0.130435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0.294118" calcext:value-type="float">
            <text:p>0.29411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65217" calcext:value-type="float">
            <text:p>0.065217</text:p>
          </table:table-cell>
          <table:table-cell office:value-type="float" office:value="0.104167" calcext:value-type="float">
            <text:p>0.104167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5714" calcext:value-type="float">
            <text:p>0.035714</text:p>
          </table:table-cell>
          <table:table-cell office:value-type="float" office:value="0.117647" calcext:value-type="float">
            <text:p>0.11764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86957" calcext:value-type="float">
            <text:p>0.08695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1429" calcext:value-type="float">
            <text:p>0.071429</text:p>
          </table:table-cell>
          <table:table-cell office:value-type="float" office:value="0.058824" calcext:value-type="float">
            <text:p>0.05882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17391" calcext:value-type="float">
            <text:p>0.217391</text:p>
          </table:table-cell>
          <table:table-cell office:value-type="float" office:value="0.020833" calcext:value-type="float">
            <text:p>0.02083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029412" calcext:value-type="float">
            <text:p>0.02941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0.055556" calcext:value-type="float">
            <text:p>0.055556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0.31746" calcext:value-type="float">
            <text:p>0.3174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0.015873" calcext:value-type="float">
            <text:p>0.01587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imit Matrix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lt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5" office:value-type="float" office:value="0.045986" calcext:value-type="float">
            <text:p>0.0459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45986" calcext:value-type="float">
            <text:p>0.045986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5" office:value-type="float" office:value="0.045584" calcext:value-type="float">
            <text:p>0.0455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45584" calcext:value-type="float">
            <text:p>0.045584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5" office:value-type="float" office:value="0.047106" calcext:value-type="float">
            <text:p>0.047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47106" calcext:value-type="float">
            <text:p>0.047106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5" office:value-type="float" office:value="0.069743" calcext:value-type="float">
            <text:p>0.0697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69743" calcext:value-type="float">
            <text:p>0.069743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5" office:value-type="float" office:value="0.047471" calcext:value-type="float">
            <text:p>0.0474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47471" calcext:value-type="float">
            <text:p>0.047471</text:p>
          </table:table-cell>
        </table:table-row>
        <table:table-row table:style-name="ro1">
          <table:table-cell office:value-type="string" calcext:value-type="string">
            <text:p>Alt1</text:p>
          </table:table-cell>
          <table:table-cell table:number-columns-repeated="5" office:value-type="float" office:value="0.08984" calcext:value-type="float">
            <text:p>0.089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8984" calcext:value-type="float">
            <text:p>0.08984</text:p>
          </table:table-cell>
        </table:table-row>
        <table:table-row table:style-name="ro1">
          <table:table-cell office:value-type="string" calcext:value-type="string">
            <text:p>Alt2</text:p>
          </table:table-cell>
          <table:table-cell table:number-columns-repeated="5" office:value-type="float" office:value="0.070503" calcext:value-type="float">
            <text:p>0.0705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70503" calcext:value-type="float">
            <text:p>0.070503</text:p>
          </table:table-cell>
        </table:table-row>
        <table:table-row table:style-name="ro1">
          <table:table-cell office:value-type="string" calcext:value-type="string">
            <text:p>Alt3</text:p>
          </table:table-cell>
          <table:table-cell table:number-columns-repeated="5" office:value-type="float" office:value="0.084254" calcext:value-type="float">
            <text:p>0.0842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84254" calcext:value-type="float">
            <text:p>0.084254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5" office:value-type="float" office:value="0.050454" calcext:value-type="float">
            <text:p>0.0504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50454" calcext:value-type="float">
            <text:p>0.05045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5" office:value-type="float" office:value="0.068137" calcext:value-type="float">
            <text:p>0.0681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68137" calcext:value-type="float">
            <text:p>0.068137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5" office:value-type="float" office:value="0.069062" calcext:value-type="float">
            <text:p>0.0690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69062" calcext:value-type="float">
            <text:p>0.06906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5" office:value-type="float" office:value="0.057118" calcext:value-type="float">
            <text:p>0.0571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57118" calcext:value-type="float">
            <text:p>0.05711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5" office:value-type="float" office:value="0.032189" calcext:value-type="float">
            <text:p>0.0321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32189" calcext:value-type="float">
            <text:p>0.03218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5" office:value-type="float" office:value="0.044623" calcext:value-type="float">
            <text:p>0.0446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44623" calcext:value-type="float">
            <text:p>0.04462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5" office:value-type="float" office:value="0.065016" calcext:value-type="float">
            <text:p>0.065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65016" calcext:value-type="float">
            <text:p>0.065016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5" office:value-type="float" office:value="0.076442" calcext:value-type="float">
            <text:p>0.0764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76442" calcext:value-type="float">
            <text:p>0.07644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5" office:value-type="float" office:value="0.036474" calcext:value-type="float">
            <text:p>0.0364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36474" calcext:value-type="float">
            <text:p>0.03647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2nd iterat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lt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0.0000122918210657324" calcext:value-type="float">
            <text:p>1.22918210657324E-05</text:p>
          </table:table-cell>
          <table:table-cell office:value-type="float" office:value="0.0000103662533710852" calcext:value-type="float">
            <text:p>1.03662533710852E-05</text:p>
          </table:table-cell>
          <table:table-cell office:value-type="float" office:value="0.0000131942300019902" calcext:value-type="float">
            <text:p>1.31942300019902E-05</text:p>
          </table:table-cell>
          <table:table-cell office:value-type="float" office:value="0.0000114274023526471" calcext:value-type="float">
            <text:p>1.14274023526471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97396064633" calcext:value-type="float">
            <text:p>0.0882097396</text:p>
          </table:table-cell>
          <table:table-cell office:value-type="float" office:value="0.140654288189535" calcext:value-type="float">
            <text:p>0.1406542882</text:p>
          </table:table-cell>
          <table:table-cell office:value-type="float" office:value="0.0543012120508116" calcext:value-type="float">
            <text:p>0.0543012121</text:p>
          </table:table-cell>
          <table:table-cell office:value-type="float" office:value="0.0126358795144573" calcext:value-type="float">
            <text:p>0.0126358795</text:p>
          </table:table-cell>
          <table:table-cell office:value-type="float" office:value="0.100164991671139" calcext:value-type="float">
            <text:p>0.1001649917</text:p>
          </table:table-cell>
          <table:table-cell office:value-type="float" office:value="0.0392583913819265" calcext:value-type="float">
            <text:p>0.0392583914</text:p>
          </table:table-cell>
          <table:table-cell office:value-type="float" office:value="0.0500866653770727" calcext:value-type="float">
            <text:p>0.0500866654</text:p>
          </table:table-cell>
          <table:table-cell office:value-type="float" office:value="0.0508697736488188" calcext:value-type="float">
            <text:p>0.0508697736</text:p>
          </table:table-cell>
          <table:table-cell office:value-type="float" office:value="0.047926343049105" calcext:value-type="float">
            <text:p>0.047926343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000101694419509889" calcext:value-type="float">
            <text:p>1.0169441950988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8948435012614" calcext:value-type="float">
            <text:p>9.98948435012614E-06</text:p>
          </table:table-cell>
          <table:table-cell office:value-type="float" office:value="0.000013111724975434" calcext:value-type="float">
            <text:p>1.3111724975434E-05</text:p>
          </table:table-cell>
          <table:table-cell office:value-type="float" office:value="0.000012247876415342" calcext:value-type="float">
            <text:p>1.2247876415342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14101000008363" calcext:value-type="float">
            <text:p>0.0514101</text:p>
          </table:table-cell>
          <table:table-cell office:value-type="float" office:value="0.112196444896395" calcext:value-type="float">
            <text:p>0.1121964449</text:p>
          </table:table-cell>
          <table:table-cell office:value-type="float" office:value="0.0819477830238217" calcext:value-type="float">
            <text:p>0.081947783</text:p>
          </table:table-cell>
          <table:table-cell office:value-type="float" office:value="0.0252647037282748" calcext:value-type="float">
            <text:p>0.0252647037</text:p>
          </table:table-cell>
          <table:table-cell office:value-type="float" office:value="0.0801329713805799" calcext:value-type="float">
            <text:p>0.0801329714</text:p>
          </table:table-cell>
          <table:table-cell office:value-type="float" office:value="0.0157076099841381" calcext:value-type="float">
            <text:p>0.01570761</text:p>
          </table:table-cell>
          <table:table-cell office:value-type="float" office:value="0.100165748243616" calcext:value-type="float">
            <text:p>0.1001657482</text:p>
          </table:table-cell>
          <table:table-cell office:value-type="float" office:value="0.0602248446959196" calcext:value-type="float">
            <text:p>0.0602248447</text:p>
          </table:table-cell>
          <table:table-cell office:value-type="float" office:value="0.0484648232112389" calcext:value-type="float">
            <text:p>0.048464823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0.0000131421895545984" calcext:value-type="float">
            <text:p>1.31421895545984E-05</text:p>
          </table:table-cell>
          <table:table-cell office:value-type="float" office:value="0.0000125472937953417" calcext:value-type="float">
            <text:p>1.25472937953417E-05</text:p>
          </table:table-cell>
          <table:table-cell office:value-type="float" office:value="0" calcext:value-type="float">
            <text:p>0</text:p>
          </table:table-cell>
          <table:table-cell office:value-type="float" office:value="0.0000119149069966763" calcext:value-type="float">
            <text:p>1.19149069966763E-05</text:p>
          </table:table-cell>
          <table:table-cell office:value-type="float" office:value="0.0000119230301321575" calcext:value-type="float">
            <text:p>0.000011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4463037968045" calcext:value-type="float">
            <text:p>0.114463038</text:p>
          </table:table-cell>
          <table:table-cell office:value-type="float" office:value="0.0966321808498855" calcext:value-type="float">
            <text:p>0.0966321808</text:p>
          </table:table-cell>
          <table:table-cell office:value-type="float" office:value="0.0918616454438129" calcext:value-type="float">
            <text:p>0.0918616454</text:p>
          </table:table-cell>
          <table:table-cell office:value-type="float" office:value="0.0378930154803528" calcext:value-type="float">
            <text:p>0.0378930155</text:p>
          </table:table-cell>
          <table:table-cell office:value-type="float" office:value="0.0601020902009651" calcext:value-type="float">
            <text:p>0.0601020902</text:p>
          </table:table-cell>
          <table:table-cell office:value-type="float" office:value="0.0706591922897131" calcext:value-type="float">
            <text:p>0.0706591923</text:p>
          </table:table-cell>
          <table:table-cell office:value-type="float" office:value="0.0200389292568046" calcext:value-type="float">
            <text:p>0.0200389293</text:p>
          </table:table-cell>
          <table:table-cell office:value-type="float" office:value="0.0492759937962792" calcext:value-type="float">
            <text:p>0.0492759938</text:p>
          </table:table-cell>
          <table:table-cell office:value-type="float" office:value="0.0539427840352805" calcext:value-type="float">
            <text:p>0.053942784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0.0000159521238196012" calcext:value-type="float">
            <text:p>1.59521238196012E-05</text:p>
          </table:table-cell>
          <table:table-cell office:value-type="float" office:value="0.0000160468667792095" calcext:value-type="float">
            <text:p>1.60468667792095E-05</text:p>
          </table:table-cell>
          <table:table-cell office:value-type="float" office:value="0.000017225935637284" calcext:value-type="float">
            <text:p>1.7225935637284E-05</text:p>
          </table:table-cell>
          <table:table-cell office:value-type="float" office:value="0" calcext:value-type="float">
            <text:p>0</text:p>
          </table:table-cell>
          <table:table-cell office:value-type="float" office:value="0.0000168993025831433" calcext:value-type="float">
            <text:p>1.68993025831433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1572714488358" calcext:value-type="float">
            <text:p>0.1115727145</text:p>
          </table:table-cell>
          <table:table-cell office:value-type="float" office:value="0.10783459590591" calcext:value-type="float">
            <text:p>0.1078345959</text:p>
          </table:table-cell>
          <table:table-cell office:value-type="float" office:value="0.146764555924654" calcext:value-type="float">
            <text:p>0.1467645559</text:p>
          </table:table-cell>
          <table:table-cell office:value-type="float" office:value="0.126297438209134" calcext:value-type="float">
            <text:p>0.1262974382</text:p>
          </table:table-cell>
          <table:table-cell office:value-type="float" office:value="0.040073851015553" calcext:value-type="float">
            <text:p>0.040073851</text:p>
          </table:table-cell>
          <table:table-cell office:value-type="float" office:value="0.141314886127088" calcext:value-type="float">
            <text:p>0.1413148861</text:p>
          </table:table-cell>
          <table:table-cell office:value-type="float" office:value="0.0901534613267999" calcext:value-type="float">
            <text:p>0.0901534613</text:p>
          </table:table-cell>
          <table:table-cell office:value-type="float" office:value="0.087277858342385" calcext:value-type="float">
            <text:p>0.0872778583</text:p>
          </table:table-cell>
          <table:table-cell office:value-type="float" office:value="0.0892850615494545" calcext:value-type="float">
            <text:p>0.0892850615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0.000013786377092095" calcext:value-type="float">
            <text:p>1.3786377092095E-05</text:p>
          </table:table-cell>
          <table:table-cell office:value-type="float" office:value="0.0000129624178809964" calcext:value-type="float">
            <text:p>1.29624178809964E-05</text:p>
          </table:table-cell>
          <table:table-cell office:value-type="float" office:value="0.0000149665089554976" calcext:value-type="float">
            <text:p>1.49665089554976E-05</text:p>
          </table:table-cell>
          <table:table-cell office:value-type="float" office:value="0.0000109705153971636" calcext:value-type="float">
            <text:p>1.09705153971636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34287676112563" calcext:value-type="float">
            <text:p>0.1342876761</text:p>
          </table:table-cell>
          <table:table-cell office:value-type="float" office:value="0.0426272421717008" calcext:value-type="float">
            <text:p>0.0426272422</text:p>
          </table:table-cell>
          <table:table-cell office:value-type="float" office:value="0.125069247941029" calcext:value-type="float">
            <text:p>0.1250692479</text:p>
          </table:table-cell>
          <table:table-cell office:value-type="float" office:value="0.0884075420682615" calcext:value-type="float">
            <text:p>0.0884075421</text:p>
          </table:table-cell>
          <table:table-cell office:value-type="float" office:value="0.0100233624344186" calcext:value-type="float">
            <text:p>0.0100233624</text:p>
          </table:table-cell>
          <table:table-cell office:value-type="float" office:value="0.0235576981752191" calcext:value-type="float">
            <text:p>0.0235576982</text:p>
          </table:table-cell>
          <table:table-cell office:value-type="float" office:value="0.0300546685953879" calcext:value-type="float">
            <text:p>0.0300546686</text:p>
          </table:table-cell>
          <table:table-cell office:value-type="float" office:value="0.0517496841674962" calcext:value-type="float">
            <text:p>0.0517496842</text:p>
          </table:table-cell>
          <table:table-cell office:value-type="float" office:value="0.0597762291066185" calcext:value-type="float">
            <text:p>0.0597762291</text:p>
          </table:table-cell>
        </table:table-row>
        <table:table-row table:style-name="ro1">
          <table:table-cell office:value-type="string" calcext:value-type="string">
            <text:p>Alt1</text:p>
          </table:table-cell>
          <table:table-cell office:value-type="float" office:value="0.0958156864920354" calcext:value-type="float">
            <text:p>0.0958156865</text:p>
          </table:table-cell>
          <table:table-cell office:value-type="float" office:value="0.119767021905185" calcext:value-type="float">
            <text:p>0.1197670219</text:p>
          </table:table-cell>
          <table:table-cell office:value-type="float" office:value="0.0199731470688603" calcext:value-type="float">
            <text:p>0.0199731471</text:p>
          </table:table-cell>
          <table:table-cell office:value-type="float" office:value="0.0149850769739823" calcext:value-type="float">
            <text:p>0.014985077</text:p>
          </table:table-cell>
          <table:table-cell office:value-type="float" office:value="0.14970488069119" calcext:value-type="float">
            <text:p>0.1497048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046709905649" calcext:value-type="float">
            <text:p>0.082204671</text:p>
          </table:table-cell>
          <table:table-cell office:value-type="float" office:value="0.0605851570909962" calcext:value-type="float">
            <text:p>0.0605851571</text:p>
          </table:table-cell>
          <table:table-cell office:value-type="float" office:value="0.0719301222344556" calcext:value-type="float">
            <text:p>0.0719301222</text:p>
          </table:table-cell>
          <table:table-cell office:value-type="float" office:value="0.178702605658801" calcext:value-type="float">
            <text:p>0.1787026057</text:p>
          </table:table-cell>
          <table:table-cell office:value-type="float" office:value="0.0633103208001908" calcext:value-type="float">
            <text:p>0.0633103208</text:p>
          </table:table-cell>
          <table:table-cell office:value-type="float" office:value="0.110917425143335" calcext:value-type="float">
            <text:p>0.1109174251</text:p>
          </table:table-cell>
          <table:table-cell office:value-type="float" office:value="0.227798288141174" calcext:value-type="float">
            <text:p>0.2277982881</text:p>
          </table:table-cell>
          <table:table-cell office:value-type="float" office:value="0.0846668647293971" calcext:value-type="float">
            <text:p>0.0846668647</text:p>
          </table:table-cell>
          <table:table-cell office:value-type="float" office:value="0.0685190580703174" calcext:value-type="float">
            <text:p>0.0685190581</text:p>
          </table:table-cell>
        </table:table-row>
        <table:table-row table:style-name="ro1">
          <table:table-cell office:value-type="string" calcext:value-type="string">
            <text:p>Alt2</text:p>
          </table:table-cell>
          <table:table-cell office:value-type="float" office:value="0.111778006114363" calcext:value-type="float">
            <text:p>0.1117780061</text:p>
          </table:table-cell>
          <table:table-cell office:value-type="float" office:value="0.0199696361132587" calcext:value-type="float">
            <text:p>0.0199696361</text:p>
          </table:table-cell>
          <table:table-cell office:value-type="float" office:value="0.19959506981435" calcext:value-type="float">
            <text:p>0.1995950698</text:p>
          </table:table-cell>
          <table:table-cell office:value-type="float" office:value="0.0748554782626891" calcext:value-type="float">
            <text:p>0.0748554783</text:p>
          </table:table-cell>
          <table:table-cell office:value-type="float" office:value="0.0598865033117417" calcext:value-type="float">
            <text:p>0.0598865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830340759515" calcext:value-type="float">
            <text:p>0.0400830341</text:p>
          </table:table-cell>
          <table:table-cell office:value-type="float" office:value="0.0283639086264596" calcext:value-type="float">
            <text:p>0.0283639086</text:p>
          </table:table-cell>
          <table:table-cell office:value-type="float" office:value="0.0419560770120801" calcext:value-type="float">
            <text:p>0.041956077</text:p>
          </table:table-cell>
          <table:table-cell office:value-type="float" office:value="0.0762949447602071" calcext:value-type="float">
            <text:p>0.0762949448</text:p>
          </table:table-cell>
          <table:table-cell office:value-type="float" office:value="0.147758880213644" calcext:value-type="float">
            <text:p>0.1477588802</text:p>
          </table:table-cell>
          <table:table-cell office:value-type="float" office:value="0.0959832335852351" calcext:value-type="float">
            <text:p>0.0959832336</text:p>
          </table:table-cell>
          <table:table-cell office:value-type="float" office:value="0.131207084005033" calcext:value-type="float">
            <text:p>0.131207084</text:p>
          </table:table-cell>
          <table:table-cell office:value-type="float" office:value="0.0413549919103009" calcext:value-type="float">
            <text:p>0.0413549919</text:p>
          </table:table-cell>
          <table:table-cell office:value-type="float" office:value="0.0325996077104282" calcext:value-type="float">
            <text:p>0.0325996077</text:p>
          </table:table-cell>
        </table:table-row>
        <table:table-row table:style-name="ro1">
          <table:table-cell office:value-type="string" calcext:value-type="string">
            <text:p>Alt3</text:p>
          </table:table-cell>
          <table:table-cell office:value-type="float" office:value="0.0319478558667185" calcext:value-type="float">
            <text:p>0.0319478559</text:p>
          </table:table-cell>
          <table:table-cell office:value-type="float" office:value="0.0998046992492778" calcext:value-type="float">
            <text:p>0.0998046992</text:p>
          </table:table-cell>
          <table:table-cell office:value-type="float" office:value="0.0199734518274003" calcext:value-type="float">
            <text:p>0.0199734518</text:p>
          </table:table-cell>
          <table:table-cell office:value-type="float" office:value="0.149701917646016" calcext:value-type="float">
            <text:p>0.1497019176</text:p>
          </table:table-cell>
          <table:table-cell office:value-type="float" office:value="0.0299502968554801" calcext:value-type="float">
            <text:p>0.0299502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2883093908878" calcext:value-type="float">
            <text:p>0.0582883094</text:p>
          </table:table-cell>
          <table:table-cell office:value-type="float" office:value="0.0916274846785904" calcext:value-type="float">
            <text:p>0.0916274847</text:p>
          </table:table-cell>
          <table:table-cell office:value-type="float" office:value="0.0666902400473176" calcext:value-type="float">
            <text:p>0.06669024</text:p>
          </table:table-cell>
          <table:table-cell office:value-type="float" office:value="0.175141191445082" calcext:value-type="float">
            <text:p>0.1751411914</text:p>
          </table:table-cell>
          <table:table-cell office:value-type="float" office:value="0.219067597725494" calcext:value-type="float">
            <text:p>0.2190675977</text:p>
          </table:table-cell>
          <table:table-cell office:value-type="float" office:value="0.223236897047358" calcext:value-type="float">
            <text:p>0.223236897</text:p>
          </table:table-cell>
          <table:table-cell office:value-type="float" office:value="0.0711346931281627" calcext:value-type="float">
            <text:p>0.0711346931</text:p>
          </table:table-cell>
          <table:table-cell office:value-type="float" office:value="0.0572990865898602" calcext:value-type="float">
            <text:p>0.0572990866</text:p>
          </table:table-cell>
          <table:table-cell office:value-type="float" office:value="0.0822004933796978" calcext:value-type="float">
            <text:p>0.0822004934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0.173597390556542" calcext:value-type="float">
            <text:p>0.1735973906</text:p>
          </table:table-cell>
          <table:table-cell office:value-type="float" office:value="0.144453690236811" calcext:value-type="float">
            <text:p>0.1444536902</text:p>
          </table:table-cell>
          <table:table-cell office:value-type="float" office:value="0.109215157584729" calcext:value-type="float">
            <text:p>0.1092151576</text:p>
          </table:table-cell>
          <table:table-cell office:value-type="float" office:value="0.0546411805743988" calcext:value-type="float">
            <text:p>0.0546411806</text:p>
          </table:table-cell>
          <table:table-cell office:value-type="float" office:value="0.0646796310236308" calcext:value-type="float">
            <text:p>0.0646796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155529921641821" calcext:value-type="float">
            <text:p>0.000015553</text:p>
          </table:table-cell>
          <table:table-cell office:value-type="float" office:value="0.000012440959870638" calcext:value-type="float">
            <text:p>0.000012441</text:p>
          </table:table-cell>
          <table:table-cell office:value-type="float" office:value="0.0310518956145515" calcext:value-type="float">
            <text:p>0.0310518956</text:p>
          </table:table-cell>
          <table:table-cell office:value-type="float" office:value="0.0628936721832021" calcext:value-type="float">
            <text:p>0.0628936722</text:p>
          </table:table-cell>
          <table:table-cell office:value-type="float" office:value="0.03808643170532" calcext:value-type="float">
            <text:p>0.0380864317</text:p>
          </table:table-cell>
          <table:table-cell office:value-type="float" office:value="0.0503971236338864" calcext:value-type="float">
            <text:p>0.0503971236</text:p>
          </table:table-cell>
          <table:table-cell office:value-type="float" office:value="0.0354033756339754" calcext:value-type="float">
            <text:p>0.0354033756</text:p>
          </table:table-cell>
          <table:table-cell office:value-type="float" office:value="0.0334363400527435" calcext:value-type="float">
            <text:p>0.0334363401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0.122657883078374" calcext:value-type="float">
            <text:p>0.1226578831</text:p>
          </table:table-cell>
          <table:table-cell office:value-type="float" office:value="0.129235395610995" calcext:value-type="float">
            <text:p>0.1292353956</text:p>
          </table:table-cell>
          <table:table-cell office:value-type="float" office:value="0.0815686480915953" calcext:value-type="float">
            <text:p>0.0815686481</text:p>
          </table:table-cell>
          <table:table-cell office:value-type="float" office:value="0.199090888601428" calcext:value-type="float">
            <text:p>0.1990908886</text:p>
          </table:table-cell>
          <table:table-cell office:value-type="float" office:value="0.12935507166182" calcext:value-type="float">
            <text:p>0.1293550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59553776832295" calcext:value-type="float">
            <text:p>1.59553776832295E-05</text:p>
          </table:table-cell>
          <table:table-cell office:value-type="float" office:value="0" calcext:value-type="float">
            <text:p>0</text:p>
          </table:table-cell>
          <table:table-cell office:value-type="float" office:value="0.0000169088371531403" calcext:value-type="float">
            <text:p>1.69088371531403E-05</text:p>
          </table:table-cell>
          <table:table-cell office:value-type="float" office:value="0.0606728251588274" calcext:value-type="float">
            <text:p>0.0606728252</text:p>
          </table:table-cell>
          <table:table-cell office:value-type="float" office:value="0.0456711191040739" calcext:value-type="float">
            <text:p>0.0456711191</text:p>
          </table:table-cell>
          <table:table-cell office:value-type="float" office:value="0.0595112188117828" calcext:value-type="float">
            <text:p>0.0595112188</text:p>
          </table:table-cell>
          <table:table-cell office:value-type="float" office:value="0.0568645136110093" calcext:value-type="float">
            <text:p>0.0568645136</text:p>
          </table:table-cell>
          <table:table-cell office:value-type="float" office:value="0.0708001669427298" calcext:value-type="float">
            <text:p>0.0708001669</text:p>
          </table:table-cell>
          <table:table-cell office:value-type="float" office:value="0.0668668961060941" calcext:value-type="float">
            <text:p>0.0668668961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0.0839277058740001" calcext:value-type="float">
            <text:p>0.0839277059</text:p>
          </table:table-cell>
          <table:table-cell office:value-type="float" office:value="0.106493590183221" calcext:value-type="float">
            <text:p>0.1064935902</text:p>
          </table:table-cell>
          <table:table-cell office:value-type="float" office:value="0.18939936466877" calcext:value-type="float">
            <text:p>0.1893993647</text:p>
          </table:table-cell>
          <table:table-cell office:value-type="float" office:value="0.126452377458648" calcext:value-type="float">
            <text:p>0.1264523775</text:p>
          </table:table-cell>
          <table:table-cell office:value-type="float" office:value="0.186148486917697" calcext:value-type="float">
            <text:p>0.1861484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57470432509777" calcext:value-type="float">
            <text:p>0.000015747</text:p>
          </table:table-cell>
          <table:table-cell office:value-type="float" office:value="0.0000131814926470297" calcext:value-type="float">
            <text:p>1.31814926470297E-05</text:p>
          </table:table-cell>
          <table:table-cell office:value-type="float" office:value="0" calcext:value-type="float">
            <text:p>0</text:p>
          </table:table-cell>
          <table:table-cell office:value-type="float" office:value="0.047952766978865" calcext:value-type="float">
            <text:p>0.047952767</text:p>
          </table:table-cell>
          <table:table-cell office:value-type="float" office:value="0.0311120654561404" calcext:value-type="float">
            <text:p>0.0311120655</text:p>
          </table:table-cell>
          <table:table-cell office:value-type="float" office:value="0.0420794520683362" calcext:value-type="float">
            <text:p>0.0420794521</text:p>
          </table:table-cell>
          <table:table-cell office:value-type="float" office:value="0.0324162802615621" calcext:value-type="float">
            <text:p>0.0324162803</text:p>
          </table:table-cell>
          <table:table-cell office:value-type="float" office:value="0.0943946766110636" calcext:value-type="float">
            <text:p>0.0943946766</text:p>
          </table:table-cell>
          <table:table-cell office:value-type="float" office:value="0.100293030837134" calcext:value-type="float">
            <text:p>0.100293030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652212182419665" calcext:value-type="float">
            <text:p>0.0652212182</text:p>
          </table:table-cell>
          <table:table-cell office:value-type="float" office:value="0.034936178588933" calcext:value-type="float">
            <text:p>0.0349361786</text:p>
          </table:table-cell>
          <table:table-cell office:value-type="float" office:value="0.0739855846740231" calcext:value-type="float">
            <text:p>0.0739855847</text:p>
          </table:table-cell>
          <table:table-cell office:value-type="float" office:value="0.0349370772960735" calcext:value-type="float">
            <text:p>0.0349370773</text:p>
          </table:table-cell>
          <table:table-cell office:value-type="float" office:value="0.03265790260434" calcext:value-type="float">
            <text:p>0.0326579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33255449149097" calcext:value-type="float">
            <text:p>0.0833255449</text:p>
          </table:table-cell>
          <table:table-cell office:value-type="float" office:value="0.133086807100097" calcext:value-type="float">
            <text:p>0.1330868071</text:p>
          </table:table-cell>
          <table:table-cell office:value-type="float" office:value="0.0319447579670731" calcext:value-type="float">
            <text:p>0.031944758</text:p>
          </table:table-cell>
          <table:table-cell office:value-type="float" office:value="0" calcext:value-type="float">
            <text:p>0</text:p>
          </table:table-cell>
          <table:table-cell office:value-type="float" office:value="0.0000122017630773176" calcext:value-type="float">
            <text:p>1.22017630773176E-05</text:p>
          </table:table-cell>
          <table:table-cell office:value-type="float" office:value="0.0000115609327989525" calcext:value-type="float">
            <text:p>1.15609327989525E-05</text:p>
          </table:table-cell>
          <table:table-cell office:value-type="float" office:value="0.0000109119927578441" calcext:value-type="float">
            <text:p>0.000010912</text:p>
          </table:table-cell>
          <table:table-cell office:value-type="float" office:value="0.0708638141257588" calcext:value-type="float">
            <text:p>0.0708638141</text:p>
          </table:table-cell>
          <table:table-cell office:value-type="float" office:value="0.144958744107022" calcext:value-type="float">
            <text:p>0.144958744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.0254211205357196" calcext:value-type="float">
            <text:p>0.0254211205</text:p>
          </table:table-cell>
          <table:table-cell office:value-type="float" office:value="0.0121504508274183" calcext:value-type="float">
            <text:p>0.0121504508</text:p>
          </table:table-cell>
          <table:table-cell office:value-type="float" office:value="0.0292630570208616" calcext:value-type="float">
            <text:p>0.029263057</text:p>
          </table:table-cell>
          <table:table-cell office:value-type="float" office:value="0.0121511606203233" calcext:value-type="float">
            <text:p>0.0121511606</text:p>
          </table:table-cell>
          <table:table-cell office:value-type="float" office:value="0.0111531643099651" calcext:value-type="float">
            <text:p>0.01115316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662963560415" calcext:value-type="float">
            <text:p>0.0416629636</text:p>
          </table:table-cell>
          <table:table-cell office:value-type="float" office:value="0.0665434520814375" calcext:value-type="float">
            <text:p>0.0665434521</text:p>
          </table:table-cell>
          <table:table-cell office:value-type="float" office:value="0.063881732243653" calcext:value-type="float">
            <text:p>0.0638817322</text:p>
          </table:table-cell>
          <table:table-cell office:value-type="float" office:value="0.00000541587179658471" calcext:value-type="float">
            <text:p>5.4158717965847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581867672672314" calcext:value-type="float">
            <text:p>5.81867672672314E-06</text:p>
          </table:table-cell>
          <table:table-cell office:value-type="float" office:value="0.00000537561161557643" calcext:value-type="float">
            <text:p>5.37561161557643E-06</text:p>
          </table:table-cell>
          <table:table-cell office:value-type="float" office:value="0.0364637042507202" calcext:value-type="float">
            <text:p>0.0364637043</text:p>
          </table:table-cell>
          <table:table-cell office:value-type="float" office:value="0.0693885336433949" calcext:value-type="float">
            <text:p>0.069388533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.0177413295165883" calcext:value-type="float">
            <text:p>0.0177413295</text:p>
          </table:table-cell>
          <table:table-cell office:value-type="float" office:value="0.0197833543697312" calcext:value-type="float">
            <text:p>0.0197833544</text:p>
          </table:table-cell>
          <table:table-cell office:value-type="float" office:value="0.0171509777512217" calcext:value-type="float">
            <text:p>0.0171509778</text:p>
          </table:table-cell>
          <table:table-cell office:value-type="float" office:value="0.0197847481055494" calcext:value-type="float">
            <text:p>0.0197847481</text:p>
          </table:table-cell>
          <table:table-cell office:value-type="float" office:value="0.0199378531839122" calcext:value-type="float">
            <text:p>0.0199378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5506496183512" calcext:value-type="float">
            <text:p>0.0555506496</text:p>
          </table:table-cell>
          <table:table-cell office:value-type="float" office:value="0.106468667874578" calcext:value-type="float">
            <text:p>0.1064686679</text:p>
          </table:table-cell>
          <table:table-cell office:value-type="float" office:value="0.095822304880217" calcext:value-type="float">
            <text:p>0.0958223049</text:p>
          </table:table-cell>
          <table:table-cell office:value-type="float" office:value="0.00000784578993522117" calcext:value-type="float">
            <text:p>7.84578993522117E-06</text:p>
          </table:table-cell>
          <table:table-cell office:value-type="float" office:value="0.00000721236617750651" calcext:value-type="float">
            <text:p>7.2123661775065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753418924338705" calcext:value-type="float">
            <text:p>7.53418924338705E-06</text:p>
          </table:table-cell>
          <table:table-cell office:value-type="float" office:value="0.0622662417760983" calcext:value-type="float">
            <text:p>0.0622662418</text:p>
          </table:table-cell>
          <table:table-cell office:value-type="float" office:value="0.0572771284442978" calcext:value-type="float">
            <text:p>0.057277128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.0323230602663002" calcext:value-type="float">
            <text:p>0.0323230603</text:p>
          </table:table-cell>
          <table:table-cell office:value-type="float" office:value="0.0738366324605073" calcext:value-type="float">
            <text:p>0.0738366325</text:p>
          </table:table-cell>
          <table:table-cell office:value-type="float" office:value="0.0203071797419845" calcext:value-type="float">
            <text:p>0.0203071797</text:p>
          </table:table-cell>
          <table:table-cell office:value-type="float" office:value="0.0738342855438147" calcext:value-type="float">
            <text:p>0.0738342855</text:p>
          </table:table-cell>
          <table:table-cell office:value-type="float" office:value="0.0769578862281854" calcext:value-type="float">
            <text:p>0.0769578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8872862059597" calcext:value-type="float">
            <text:p>0.1388728621</text:p>
          </table:table-cell>
          <table:table-cell office:value-type="float" office:value="0.0133140411514849" calcext:value-type="float">
            <text:p>0.0133140412</text:p>
          </table:table-cell>
          <table:table-cell office:value-type="float" office:value="0.127763976554481" calcext:value-type="float">
            <text:p>0.1277639766</text:p>
          </table:table-cell>
          <table:table-cell office:value-type="float" office:value="0.0000136367875778031" calcext:value-type="float">
            <text:p>1.36367875778031E-05</text:p>
          </table:table-cell>
          <table:table-cell office:value-type="float" office:value="0.0000120016361374813" calcext:value-type="float">
            <text:p>1.20016361374813E-05</text:p>
          </table:table-cell>
          <table:table-cell office:value-type="float" office:value="0.0000122762290756622" calcext:value-type="float">
            <text:p>1.22762290756622E-05</text:p>
          </table:table-cell>
          <table:table-cell office:value-type="float" office:value="0" calcext:value-type="float">
            <text:p>0</text:p>
          </table:table-cell>
          <table:table-cell office:value-type="float" office:value="0.14708167059711" calcext:value-type="float">
            <text:p>0.1470816706</text:p>
          </table:table-cell>
          <table:table-cell office:value-type="float" office:value="0.0450479427603685" calcext:value-type="float">
            <text:p>0.0450479428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.0798432287798219" calcext:value-type="float">
            <text:p>0.0798432288</text:p>
          </table:table-cell>
          <table:table-cell office:value-type="float" office:value="0.21773794925662" calcext:value-type="float">
            <text:p>0.2177379493</text:p>
          </table:table-cell>
          <table:table-cell office:value-type="float" office:value="0.0399266897663607" calcext:value-type="float">
            <text:p>0.0399266898</text:p>
          </table:table-cell>
          <table:table-cell office:value-type="float" office:value="0.217738943431918" calcext:value-type="float">
            <text:p>0.2177389434</text:p>
          </table:table-cell>
          <table:table-cell office:value-type="float" office:value="0.228106522661178" calcext:value-type="float">
            <text:p>0.2281065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243998307470177" calcext:value-type="float">
            <text:p>2.43998307470177E-05</text:p>
          </table:table-cell>
          <table:table-cell office:value-type="float" office:value="0.0000229223191533902" calcext:value-type="float">
            <text:p>2.29223191533902E-05</text:p>
          </table:table-cell>
          <table:table-cell office:value-type="float" office:value="0.0000265354428292372" calcext:value-type="float">
            <text:p>2.65354428292372E-05</text:p>
          </table:table-cell>
          <table:table-cell office:value-type="float" office:value="0.111780451371722" calcext:value-type="float">
            <text:p>0.1117804514</text:p>
          </table:table-cell>
          <table:table-cell office:value-type="float" office:value="0.0779920724569915" calcext:value-type="float">
            <text:p>0.0779920725</text:p>
          </table:table-cell>
          <table:table-cell office:value-type="float" office:value="0.0913653710854442" calcext:value-type="float">
            <text:p>0.0913653711</text:p>
          </table:table-cell>
          <table:table-cell office:value-type="float" office:value="0.106572426181091" calcext:value-type="float">
            <text:p>0.1065724262</text:p>
          </table:table-cell>
          <table:table-cell office:value-type="float" office:value="0" calcext:value-type="float">
            <text:p>0</text:p>
          </table:table-cell>
          <table:table-cell office:value-type="float" office:value="0.0000169839368041085" calcext:value-type="float">
            <text:p>1.69839368041085E-0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.159672464545153" calcext:value-type="float">
            <text:p>0.1596724645</text:p>
          </table:table-cell>
          <table:table-cell office:value-type="float" office:value="0.0217775527985211" calcext:value-type="float">
            <text:p>0.0217775528</text:p>
          </table:table-cell>
          <table:table-cell office:value-type="float" office:value="0.19958912380753" calcext:value-type="float">
            <text:p>0.1995891238</text:p>
          </table:table-cell>
          <table:table-cell office:value-type="float" office:value="0.021777674107787" calcext:value-type="float">
            <text:p>0.0217776741</text:p>
          </table:table-cell>
          <table:table-cell office:value-type="float" office:value="0.0114093029393762" calcext:value-type="float">
            <text:p>0.0114093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25949613763034" calcext:value-type="float">
            <text:p>0.000012595</text:p>
          </table:table-cell>
          <table:table-cell office:value-type="float" office:value="0.0000140725789649851" calcext:value-type="float">
            <text:p>1.40725789649851E-05</text:p>
          </table:table-cell>
          <table:table-cell office:value-type="float" office:value="0.0000104594367399495" calcext:value-type="float">
            <text:p>1.04594367399495E-05</text:p>
          </table:table-cell>
          <table:table-cell office:value-type="float" office:value="0.0278778415621535" calcext:value-type="float">
            <text:p>0.0278778416</text:p>
          </table:table-cell>
          <table:table-cell office:value-type="float" office:value="0.0616655895922155" calcext:value-type="float">
            <text:p>0.0616655896</text:p>
          </table:table-cell>
          <table:table-cell office:value-type="float" office:value="0.0482925367565022" calcext:value-type="float">
            <text:p>0.0482925368</text:p>
          </table:table-cell>
          <table:table-cell office:value-type="float" office:value="0.0330862964447838" calcext:value-type="float">
            <text:p>0.0330862964</text:p>
          </table:table-cell>
          <table:table-cell office:value-type="float" office:value="0.00000725218208664925" calcext:value-type="float">
            <text:p>7.25218208664925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2nd iteration Limi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lt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5" office:value-type="float" office:value="0.043753" calcext:value-type="float">
            <text:p>0.0437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43753" calcext:value-type="float">
            <text:p>0.043753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5" office:value-type="float" office:value="0.045099" calcext:value-type="float">
            <text:p>0.0450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45099" calcext:value-type="float">
            <text:p>0.045099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5" office:value-type="float" office:value="0.044438" calcext:value-type="float">
            <text:p>0.0444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44438" calcext:value-type="float">
            <text:p>0.044438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5" office:value-type="float" office:value="0.071367" calcext:value-type="float">
            <text:p>0.0713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71367" calcext:value-type="float">
            <text:p>0.071367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5" office:value-type="float" office:value="0.044231" calcext:value-type="float">
            <text:p>0.0442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44231" calcext:value-type="float">
            <text:p>0.044231</text:p>
          </table:table-cell>
        </table:table-row>
        <table:table-row table:style-name="ro1">
          <table:table-cell office:value-type="string" calcext:value-type="string">
            <text:p>Alt1</text:p>
          </table:table-cell>
          <table:table-cell table:number-columns-repeated="5" office:value-type="float" office:value="0.095195" calcext:value-type="float">
            <text:p>0.0951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95195" calcext:value-type="float">
            <text:p>0.095195</text:p>
          </table:table-cell>
        </table:table-row>
        <table:table-row table:style-name="ro1">
          <table:table-cell office:value-type="string" calcext:value-type="string">
            <text:p>Alt2</text:p>
          </table:table-cell>
          <table:table-cell table:number-columns-repeated="5" office:value-type="float" office:value="0.07326" calcext:value-type="float">
            <text:p>0.073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7326" calcext:value-type="float">
            <text:p>0.07326</text:p>
          </table:table-cell>
        </table:table-row>
        <table:table-row table:style-name="ro1">
          <table:table-cell office:value-type="string" calcext:value-type="string">
            <text:p>Alt3</text:p>
          </table:table-cell>
          <table:table-cell table:number-columns-repeated="5" office:value-type="float" office:value="0.093494" calcext:value-type="float">
            <text:p>0.0934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93494" calcext:value-type="float">
            <text:p>0.093494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5" office:value-type="float" office:value="0.05107" calcext:value-type="float">
            <text:p>0.051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5107" calcext:value-type="float">
            <text:p>0.05107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5" office:value-type="float" office:value="0.071815" calcext:value-type="float">
            <text:p>0.0718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71815" calcext:value-type="float">
            <text:p>0.071815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5" office:value-type="float" office:value="0.070748" calcext:value-type="float">
            <text:p>0.0707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70748" calcext:value-type="float">
            <text:p>0.07074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5" office:value-type="float" office:value="0.052147" calcext:value-type="float">
            <text:p>0.0521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52147" calcext:value-type="float">
            <text:p>0.05214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5" office:value-type="float" office:value="0.028589" calcext:value-type="float">
            <text:p>0.0285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28589" calcext:value-type="float">
            <text:p>0.02858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5" office:value-type="float" office:value="0.039251" calcext:value-type="float">
            <text:p>0.0392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39251" calcext:value-type="float">
            <text:p>0.03925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5" office:value-type="float" office:value="0.060591" calcext:value-type="float">
            <text:p>0.0605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60591" calcext:value-type="float">
            <text:p>0.06059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5" office:value-type="float" office:value="0.079702" calcext:value-type="float">
            <text:p>0.0797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79702" calcext:value-type="float">
            <text:p>0.07970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5" office:value-type="float" office:value="0.03525" calcext:value-type="float">
            <text:p>0.035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0.03525" calcext:value-type="float">
            <text:p>0.035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68" meta:object-count="0"/>
    <meta:generator>LibreOffice/5.1.4.2$Linux_X86_64 LibreOffice_project/10m0$Build-2</meta:generator>
  </office:meta>
</office:document-meta>
</file>